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alm oil prices 021020 - 27092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ILY PRICES</text:p>
          </table:table-cell>
          <table:table-cell office:value-type="string" calcext:value-type="string">
            <text:p>Palm olein RBD Mal FOB US$</text:p>
          </table:table-cell>
        </table:table-row>
        <table:table-row table:style-name="ro1">
          <table:table-cell office:value-type="date" office:date-value="2020-01-02" calcext:value-type="date">
            <text:p>02/01/2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0-01-03" calcext:value-type="date">
            <text:p>03/01/2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0-01-04" calcext:value-type="date">
            <text:p>04/01/20</text:p>
          </table:table-cell>
          <table:table-cell/>
        </table:table-row>
        <table:table-row table:style-name="ro1">
          <table:table-cell office:value-type="date" office:date-value="2020-01-05" calcext:value-type="date">
            <text:p>05/01/20</text:p>
          </table:table-cell>
          <table:table-cell/>
        </table:table-row>
        <table:table-row table:style-name="ro1">
          <table:table-cell office:value-type="date" office:date-value="2020-01-06" calcext:value-type="date">
            <text:p>06/01/2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01-07" calcext:value-type="date">
            <text:p>07/01/2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0-01-08" calcext:value-type="date">
            <text:p>08/01/2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01-09" calcext:value-type="date">
            <text:p>09/01/2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0-01-10" calcext:value-type="date">
            <text:p>10/01/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0-01-11" calcext:value-type="date">
            <text:p>11/01/20</text:p>
          </table:table-cell>
          <table:table-cell/>
        </table:table-row>
        <table:table-row table:style-name="ro1">
          <table:table-cell office:value-type="date" office:date-value="2020-01-12" calcext:value-type="date">
            <text:p>12/01/20</text:p>
          </table:table-cell>
          <table:table-cell/>
        </table:table-row>
        <table:table-row table:style-name="ro1">
          <table:table-cell office:value-type="date" office:date-value="2020-01-13" calcext:value-type="date">
            <text:p>13/01/2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0-01-14" calcext:value-type="date">
            <text:p>14/01/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0-01-15" calcext:value-type="date">
            <text:p>15/01/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0-01-18" calcext:value-type="date">
            <text:p>18/01/20</text:p>
          </table:table-cell>
          <table:table-cell/>
        </table:table-row>
        <table:table-row table:style-name="ro1">
          <table:table-cell office:value-type="date" office:date-value="2020-01-19" calcext:value-type="date">
            <text:p>19/01/20</text:p>
          </table:table-cell>
          <table:table-cell/>
        </table:table-row>
        <table:table-row table:style-name="ro1">
          <table:table-cell office:value-type="date" office:date-value="2020-01-20" calcext:value-type="date">
            <text:p>20/01/2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0-01-22" calcext:value-type="date">
            <text:p>22/01/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0-01-23" calcext:value-type="date">
            <text:p>23/01/2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0-01-24" calcext:value-type="date">
            <text:p>24/01/2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0-01-25" calcext:value-type="date">
            <text:p>25/01/20</text:p>
          </table:table-cell>
          <table:table-cell/>
        </table:table-row>
        <table:table-row table:style-name="ro1">
          <table:table-cell office:value-type="date" office:date-value="2020-01-26" calcext:value-type="date">
            <text:p>26/01/20</text:p>
          </table:table-cell>
          <table:table-cell/>
        </table:table-row>
        <table:table-row table:style-name="ro1">
          <table:table-cell office:value-type="date" office:date-value="2020-01-27" calcext:value-type="date">
            <text:p>27/01/20</text:p>
          </table:table-cell>
          <table:table-cell/>
        </table:table-row>
        <table:table-row table:style-name="ro1">
          <table:table-cell office:value-type="date" office:date-value="2020-01-28" calcext:value-type="date">
            <text:p>28/01/2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0-01-29" calcext:value-type="date">
            <text:p>29/01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1-30" calcext:value-type="date">
            <text:p>30/01/2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0-01-31" calcext:value-type="date">
            <text:p>31/01/2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/>
        </table:table-row>
        <table:table-row table:style-name="ro1">
          <table:table-cell office:value-type="date" office:date-value="2020-02-02" calcext:value-type="date">
            <text:p>02/02/20</text:p>
          </table:table-cell>
          <table:table-cell/>
        </table:table-row>
        <table:table-row table:style-name="ro1">
          <table:table-cell office:value-type="date" office:date-value="2020-02-03" calcext:value-type="date">
            <text:p>03/02/2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0-02-04" calcext:value-type="date">
            <text:p>04/02/2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date" office:date-value="2020-02-05" calcext:value-type="date">
            <text:p>05/02/2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0-02-06" calcext:value-type="date">
            <text:p>06/02/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0-02-07" calcext:value-type="date">
            <text:p>07/02/2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0-02-08" calcext:value-type="date">
            <text:p>08/02/20</text:p>
          </table:table-cell>
          <table:table-cell/>
        </table:table-row>
        <table:table-row table:style-name="ro1">
          <table:table-cell office:value-type="date" office:date-value="2020-02-09" calcext:value-type="date">
            <text:p>09/02/20</text:p>
          </table:table-cell>
          <table:table-cell/>
        </table:table-row>
        <table:table-row table:style-name="ro1">
          <table:table-cell office:value-type="date" office:date-value="2020-02-10" calcext:value-type="date">
            <text:p>10/02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2-11" calcext:value-type="date">
            <text:p>11/02/2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0-02-12" calcext:value-type="date">
            <text:p>12/02/2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0-02-13" calcext:value-type="date">
            <text:p>13/02/2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0-02-14" calcext:value-type="date">
            <text:p>14/02/2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0-02-15" calcext:value-type="date">
            <text:p>15/02/20</text:p>
          </table:table-cell>
          <table:table-cell/>
        </table:table-row>
        <table:table-row table:style-name="ro1">
          <table:table-cell office:value-type="date" office:date-value="2020-02-16" calcext:value-type="date">
            <text:p>16/02/20</text:p>
          </table:table-cell>
          <table:table-cell/>
        </table:table-row>
        <table:table-row table:style-name="ro1">
          <table:table-cell office:value-type="date" office:date-value="2020-02-17" calcext:value-type="date">
            <text:p>17/02/2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2-18" calcext:value-type="date">
            <text:p>18/02/2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0-02-19" calcext:value-type="date">
            <text:p>19/02/2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0-02-20" calcext:value-type="date">
            <text:p>20/02/2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0-02-21" calcext:value-type="date">
            <text:p>21/02/2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0-02-22" calcext:value-type="date">
            <text:p>22/02/20</text:p>
          </table:table-cell>
          <table:table-cell/>
        </table:table-row>
        <table:table-row table:style-name="ro1">
          <table:table-cell office:value-type="date" office:date-value="2020-02-23" calcext:value-type="date">
            <text:p>23/02/20</text:p>
          </table:table-cell>
          <table:table-cell/>
        </table:table-row>
        <table:table-row table:style-name="ro1">
          <table:table-cell office:value-type="date" office:date-value="2020-02-24" calcext:value-type="date">
            <text:p>24/02/2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0-02-25" calcext:value-type="date">
            <text:p>25/02/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0-02-26" calcext:value-type="date">
            <text:p>26/02/2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20-02-27" calcext:value-type="date">
            <text:p>27/02/2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0-02-28" calcext:value-type="date">
            <text:p>28/02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2-29" calcext:value-type="date">
            <text:p>29/02/20</text:p>
          </table:table-cell>
          <table:table-cell/>
        </table:table-row>
        <table:table-row table:style-name="ro1">
          <table:table-cell office:value-type="date" office:date-value="2020-03-01" calcext:value-type="date">
            <text:p>01/03/20</text:p>
          </table:table-cell>
          <table:table-cell/>
        </table:table-row>
        <table:table-row table:style-name="ro1">
          <table:table-cell office:value-type="date" office:date-value="2020-03-02" calcext:value-type="date">
            <text:p>02/03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3-04" calcext:value-type="date">
            <text:p>04/03/2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0-03-05" calcext:value-type="date">
            <text:p>05/03/2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/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0-04-24" calcext:value-type="date">
            <text:p>24/04/2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0-04-25" calcext:value-type="date">
            <text:p>25/04/20</text:p>
          </table:table-cell>
          <table:table-cell/>
        </table:table-row>
        <table:table-row table:style-name="ro1">
          <table:table-cell office:value-type="date" office:date-value="2020-04-26" calcext:value-type="date">
            <text:p>26/04/20</text:p>
          </table:table-cell>
          <table:table-cell/>
        </table:table-row>
        <table:table-row table:style-name="ro1">
          <table:table-cell office:value-type="date" office:date-value="2020-04-27" calcext:value-type="date">
            <text:p>27/04/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0-04-28" calcext:value-type="date">
            <text:p>28/04/2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0-04-29" calcext:value-type="date">
            <text:p>29/04/2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0-04-30" calcext:value-type="date">
            <text:p>30/04/2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date" office:date-value="2020-05-01" calcext:value-type="date">
            <text:p>01/05/20</text:p>
          </table:table-cell>
          <table:table-cell/>
        </table:table-row>
        <table:table-row table:style-name="ro1">
          <table:table-cell office:value-type="date" office:date-value="2020-05-02" calcext:value-type="date">
            <text:p>02/05/20</text:p>
          </table:table-cell>
          <table:table-cell/>
        </table:table-row>
        <table:table-row table:style-name="ro1">
          <table:table-cell office:value-type="date" office:date-value="2020-05-03" calcext:value-type="date">
            <text:p>03/05/20</text:p>
          </table:table-cell>
          <table:table-cell/>
        </table:table-row>
        <table:table-row table:style-name="ro1">
          <table:table-cell office:value-type="date" office:date-value="2020-05-04" calcext:value-type="date">
            <text:p>04/05/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0-05-06" calcext:value-type="date">
            <text:p>06/05/2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5-07" calcext:value-type="date">
            <text:p>07/05/2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5-08" calcext:value-type="date">
            <text:p>08/05/2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0-05-09" calcext:value-type="date">
            <text:p>09/05/20</text:p>
          </table:table-cell>
          <table:table-cell/>
        </table:table-row>
        <table:table-row table:style-name="ro1">
          <table:table-cell office:value-type="date" office:date-value="2020-05-10" calcext:value-type="date">
            <text:p>10/05/20</text:p>
          </table:table-cell>
          <table:table-cell/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/>
        </table:table-row>
        <table:table-row table:style-name="ro1">
          <table:table-cell office:value-type="date" office:date-value="2020-05-12" calcext:value-type="date">
            <text:p>12/05/2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5-13" calcext:value-type="date">
            <text:p>13/05/2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0-05-14" calcext:value-type="date">
            <text:p>14/05/2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5-15" calcext:value-type="date">
            <text:p>15/05/2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0-05-16" calcext:value-type="date">
            <text:p>16/05/20</text:p>
          </table:table-cell>
          <table:table-cell/>
        </table:table-row>
        <table:table-row table:style-name="ro1">
          <table:table-cell office:value-type="date" office:date-value="2020-05-17" calcext:value-type="date">
            <text:p>17/05/20</text:p>
          </table:table-cell>
          <table:table-cell/>
        </table:table-row>
        <table:table-row table:style-name="ro1">
          <table:table-cell office:value-type="date" office:date-value="2020-05-18" calcext:value-type="date">
            <text:p>18/05/2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20-05-19" calcext:value-type="date">
            <text:p>19/05/2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date" office:date-value="2020-05-20" calcext:value-type="date">
            <text:p>20/05/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0-05-21" calcext:value-type="date">
            <text:p>21/05/20</text:p>
          </table:table-cell>
          <table:table-cell/>
        </table:table-row>
        <table:table-row table:style-name="ro1">
          <table:table-cell office:value-type="date" office:date-value="2020-05-22" calcext:value-type="date">
            <text:p>22/05/2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0-05-23" calcext:value-type="date">
            <text:p>23/05/20</text:p>
          </table:table-cell>
          <table:table-cell/>
        </table:table-row>
        <table:table-row table:style-name="ro1">
          <table:table-cell office:value-type="date" office:date-value="2020-05-24" calcext:value-type="date">
            <text:p>24/05/20</text:p>
          </table:table-cell>
          <table:table-cell/>
        </table:table-row>
        <table:table-row table:style-name="ro1">
          <table:table-cell office:value-type="date" office:date-value="2020-05-25" calcext:value-type="date">
            <text:p>25/05/20</text:p>
          </table:table-cell>
          <table:table-cell/>
        </table:table-row>
        <table:table-row table:style-name="ro1">
          <table:table-cell office:value-type="date" office:date-value="2020-05-26" calcext:value-type="date">
            <text:p>26/05/20</text:p>
          </table:table-cell>
          <table:table-cell/>
        </table:table-row>
        <table:table-row table:style-name="ro1">
          <table:table-cell office:value-type="date" office:date-value="2020-05-27" calcext:value-type="date">
            <text:p>27/05/2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0-05-28" calcext:value-type="date">
            <text:p>28/05/2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0-05-29" calcext:value-type="date">
            <text:p>29/05/2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0-05-30" calcext:value-type="date">
            <text:p>30/05/20</text:p>
          </table:table-cell>
          <table:table-cell/>
        </table:table-row>
        <table:table-row table:style-name="ro1">
          <table:table-cell office:value-type="date" office:date-value="2020-05-31" calcext:value-type="date">
            <text:p>31/05/20</text:p>
          </table:table-cell>
          <table:table-cell/>
        </table:table-row>
        <table:table-row table:style-name="ro1">
          <table:table-cell office:value-type="date" office:date-value="2020-06-01" calcext:value-type="date">
            <text:p>01/06/2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0-06-02" calcext:value-type="date">
            <text:p>02/06/2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0-06-03" calcext:value-type="date">
            <text:p>03/06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6-04" calcext:value-type="date">
            <text:p>04/06/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0-06-06" calcext:value-type="date">
            <text:p>06/06/20</text:p>
          </table:table-cell>
          <table:table-cell/>
        </table:table-row>
        <table:table-row table:style-name="ro1">
          <table:table-cell office:value-type="date" office:date-value="2020-06-07" calcext:value-type="date">
            <text:p>07/06/20</text:p>
          </table:table-cell>
          <table:table-cell/>
        </table:table-row>
        <table:table-row table:style-name="ro1">
          <table:table-cell office:value-type="date" office:date-value="2020-06-08" calcext:value-type="date">
            <text:p>08/06/20</text:p>
          </table:table-cell>
          <table:table-cell/>
        </table:table-row>
        <table:table-row table:style-name="ro1">
          <table:table-cell office:value-type="date" office:date-value="2020-06-09" calcext:value-type="date">
            <text:p>09/06/2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0-06-10" calcext:value-type="date">
            <text:p>10/06/2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date" office:date-value="2020-06-11" calcext:value-type="date">
            <text:p>11/06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6-13" calcext:value-type="date">
            <text:p>13/06/20</text:p>
          </table:table-cell>
          <table:table-cell/>
        </table:table-row>
        <table:table-row table:style-name="ro1">
          <table:table-cell office:value-type="date" office:date-value="2020-06-14" calcext:value-type="date">
            <text:p>14/06/20</text:p>
          </table:table-cell>
          <table:table-cell/>
        </table:table-row>
        <table:table-row table:style-name="ro1">
          <table:table-cell office:value-type="date" office:date-value="2020-06-15" calcext:value-type="date">
            <text:p>15/06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6-16" calcext:value-type="date">
            <text:p>16/06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6-17" calcext:value-type="date">
            <text:p>17/06/2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date" office:date-value="2020-06-18" calcext:value-type="date">
            <text:p>18/06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6-19" calcext:value-type="date">
            <text:p>19/06/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0-06-20" calcext:value-type="date">
            <text:p>20/06/20</text:p>
          </table:table-cell>
          <table:table-cell/>
        </table:table-row>
        <table:table-row table:style-name="ro1">
          <table:table-cell office:value-type="date" office:date-value="2020-06-21" calcext:value-type="date">
            <text:p>21/06/20</text:p>
          </table:table-cell>
          <table:table-cell/>
        </table:table-row>
        <table:table-row table:style-name="ro1">
          <table:table-cell office:value-type="date" office:date-value="2020-06-22" calcext:value-type="date">
            <text:p>22/06/2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0-06-23" calcext:value-type="date">
            <text:p>23/06/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0-06-24" calcext:value-type="date">
            <text:p>24/06/20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0-06-25" calcext:value-type="date">
            <text:p>25/06/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0-06-26" calcext:value-type="date">
            <text:p>26/06/2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date" office:date-value="2020-06-27" calcext:value-type="date">
            <text:p>27/06/20</text:p>
          </table:table-cell>
          <table:table-cell/>
        </table:table-row>
        <table:table-row table:style-name="ro1">
          <table:table-cell office:value-type="date" office:date-value="2020-06-28" calcext:value-type="date">
            <text:p>28/06/20</text:p>
          </table:table-cell>
          <table:table-cell/>
        </table:table-row>
        <table:table-row table:style-name="ro1">
          <table:table-cell office:value-type="date" office:date-value="2020-06-29" calcext:value-type="date">
            <text:p>29/06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6-30" calcext:value-type="date">
            <text:p>30/06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7-02" calcext:value-type="date">
            <text:p>02/07/2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0-07-03" calcext:value-type="date">
            <text:p>03/07/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7-04" calcext:value-type="date">
            <text:p>04/07/20</text:p>
          </table:table-cell>
          <table:table-cell/>
        </table:table-row>
        <table:table-row table:style-name="ro1">
          <table:table-cell office:value-type="date" office:date-value="2020-07-05" calcext:value-type="date">
            <text:p>05/07/20</text:p>
          </table:table-cell>
          <table:table-cell/>
        </table:table-row>
        <table:table-row table:style-name="ro1">
          <table:table-cell office:value-type="date" office:date-value="2020-07-06" calcext:value-type="date">
            <text:p>06/07/2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7-08" calcext:value-type="date">
            <text:p>08/07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7-09" calcext:value-type="date">
            <text:p>09/07/2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0-07-10" calcext:value-type="date">
            <text:p>10/07/2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date" office:date-value="2020-07-11" calcext:value-type="date">
            <text:p>11/07/20</text:p>
          </table:table-cell>
          <table:table-cell/>
        </table:table-row>
        <table:table-row table:style-name="ro1">
          <table:table-cell office:value-type="date" office:date-value="2020-07-12" calcext:value-type="date">
            <text:p>12/07/20</text:p>
          </table:table-cell>
          <table:table-cell/>
        </table:table-row>
        <table:table-row table:style-name="ro1">
          <table:table-cell office:value-type="date" office:date-value="2020-07-13" calcext:value-type="date">
            <text:p>13/07/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0-07-14" calcext:value-type="date">
            <text:p>14/07/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0-07-15" calcext:value-type="date">
            <text:p>15/07/2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0-07-16" calcext:value-type="date">
            <text:p>16/07/2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date" office:date-value="2020-07-18" calcext:value-type="date">
            <text:p>18/07/20</text:p>
          </table:table-cell>
          <table:table-cell/>
        </table:table-row>
        <table:table-row table:style-name="ro1">
          <table:table-cell office:value-type="date" office:date-value="2020-07-19" calcext:value-type="date">
            <text:p>19/07/20</text:p>
          </table:table-cell>
          <table:table-cell/>
        </table:table-row>
        <table:table-row table:style-name="ro1">
          <table:table-cell office:value-type="date" office:date-value="2020-07-20" calcext:value-type="date">
            <text:p>20/07/2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0-07-21" calcext:value-type="date">
            <text:p>21/07/2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0-07-22" calcext:value-type="date">
            <text:p>22/07/20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date" office:date-value="2020-07-23" calcext:value-type="date">
            <text:p>23/07/2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0-07-24" calcext:value-type="date">
            <text:p>24/07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7-25" calcext:value-type="date">
            <text:p>25/07/20</text:p>
          </table:table-cell>
          <table:table-cell/>
        </table:table-row>
        <table:table-row table:style-name="ro1">
          <table:table-cell office:value-type="date" office:date-value="2020-07-26" calcext:value-type="date">
            <text:p>26/07/20</text:p>
          </table:table-cell>
          <table:table-cell/>
        </table:table-row>
        <table:table-row table:style-name="ro1">
          <table:table-cell office:value-type="date" office:date-value="2020-07-27" calcext:value-type="date">
            <text:p>27/07/2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0-07-28" calcext:value-type="date">
            <text:p>28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0-07-29" calcext:value-type="date">
            <text:p>29/07/20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7-30" calcext:value-type="date">
            <text:p>30/07/2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/>
        </table:table-row>
        <table:table-row table:style-name="ro1">
          <table:table-cell office:value-type="date" office:date-value="2020-08-01" calcext:value-type="date">
            <text:p>01/08/20</text:p>
          </table:table-cell>
          <table:table-cell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8-04" calcext:value-type="date">
            <text:p>04/08/2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0-08-06" calcext:value-type="date">
            <text:p>06/08/2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0-08-07" calcext:value-type="date">
            <text:p>07/08/20</text:p>
          </table:table-cell>
          <table:table-cell/>
        </table:table-row>
        <table:table-row table:style-name="ro1">
          <table:table-cell office:value-type="date" office:date-value="2020-08-08" calcext:value-type="date">
            <text:p>08/08/20</text:p>
          </table:table-cell>
          <table:table-cell/>
        </table:table-row>
        <table:table-row table:style-name="ro1">
          <table:table-cell office:value-type="date" office:date-value="2020-08-09" calcext:value-type="date">
            <text:p>09/08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8-10" calcext:value-type="date">
            <text:p>10/08/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0-08-11" calcext:value-type="date">
            <text:p>11/08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8-12" calcext:value-type="date">
            <text:p>12/08/2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0-08-13" calcext:value-type="date">
            <text:p>13/08/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0-08-14" calcext:value-type="date">
            <text:p>14/08/20</text:p>
          </table:table-cell>
          <table:table-cell/>
        </table:table-row>
        <table:table-row table:style-name="ro1">
          <table:table-cell office:value-type="date" office:date-value="2020-08-15" calcext:value-type="date">
            <text:p>15/08/20</text:p>
          </table:table-cell>
          <table:table-cell/>
        </table:table-row>
        <table:table-row table:style-name="ro1">
          <table:table-cell office:value-type="date" office:date-value="2020-08-16" calcext:value-type="date">
            <text:p>16/08/20</text:p>
          </table:table-cell>
          <table:table-cell/>
        </table:table-row>
        <table:table-row table:style-name="ro1">
          <table:table-cell office:value-type="date" office:date-value="2020-08-17" calcext:value-type="date">
            <text:p>17/08/2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0-08-19" calcext:value-type="date">
            <text:p>19/08/2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0-08-21" calcext:value-type="date">
            <text:p>21/08/2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0-08-22" calcext:value-type="date">
            <text:p>22/08/20</text:p>
          </table:table-cell>
          <table:table-cell/>
        </table:table-row>
        <table:table-row table:style-name="ro1">
          <table:table-cell office:value-type="date" office:date-value="2020-08-23" calcext:value-type="date">
            <text:p>23/08/20</text:p>
          </table:table-cell>
          <table:table-cell/>
        </table:table-row>
        <table:table-row table:style-name="ro1">
          <table:table-cell office:value-type="date" office:date-value="2020-08-24" calcext:value-type="date">
            <text:p>24/08/2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0-08-25" calcext:value-type="date">
            <text:p>25/08/2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0-08-26" calcext:value-type="date">
            <text:p>26/08/2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0-08-27" calcext:value-type="date">
            <text:p>27/08/20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8-28" calcext:value-type="date">
            <text:p>28/08/2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0-08-29" calcext:value-type="date">
            <text:p>29/08/20</text:p>
          </table:table-cell>
          <table:table-cell/>
        </table:table-row>
        <table:table-row table:style-name="ro1">
          <table:table-cell office:value-type="date" office:date-value="2020-08-30" calcext:value-type="date">
            <text:p>30/08/20</text:p>
          </table:table-cell>
          <table:table-cell/>
        </table:table-row>
        <table:table-row table:style-name="ro1">
          <table:table-cell office:value-type="date" office:date-value="2020-08-31" calcext:value-type="date">
            <text:p>31/08/20</text:p>
          </table:table-cell>
          <table:table-cell/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09-02" calcext:value-type="date">
            <text:p>02/09/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0-09-04" calcext:value-type="date">
            <text:p>04/09/2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09-05" calcext:value-type="date">
            <text:p>05/09/20</text:p>
          </table:table-cell>
          <table:table-cell/>
        </table:table-row>
        <table:table-row table:style-name="ro1">
          <table:table-cell office:value-type="date" office:date-value="2020-09-06" calcext:value-type="date">
            <text:p>06/09/20</text:p>
          </table:table-cell>
          <table:table-cell/>
        </table:table-row>
        <table:table-row table:style-name="ro1">
          <table:table-cell office:value-type="date" office:date-value="2020-09-07" calcext:value-type="date">
            <text:p>07/09/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0-09-08" calcext:value-type="date">
            <text:p>08/09/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0-09-10" calcext:value-type="date">
            <text:p>10/09/2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0-09-11" calcext:value-type="date">
            <text:p>11/09/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09-12" calcext:value-type="date">
            <text:p>12/09/20</text:p>
          </table:table-cell>
          <table:table-cell/>
        </table:table-row>
        <table:table-row table:style-name="ro1">
          <table:table-cell office:value-type="date" office:date-value="2020-09-13" calcext:value-type="date">
            <text:p>13/09/20</text:p>
          </table:table-cell>
          <table:table-cell/>
        </table:table-row>
        <table:table-row table:style-name="ro1">
          <table:table-cell office:value-type="date" office:date-value="2020-09-14" calcext:value-type="date">
            <text:p>14/09/2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9-15" calcext:value-type="date">
            <text:p>15/09/2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0-09-16" calcext:value-type="date">
            <text:p>16/09/20</text:p>
          </table:table-cell>
          <table:table-cell/>
        </table:table-row>
        <table:table-row table:style-name="ro1">
          <table:table-cell office:value-type="date" office:date-value="2020-09-17" calcext:value-type="date">
            <text:p>17/09/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0-09-18" calcext:value-type="date">
            <text:p>18/09/2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0-09-19" calcext:value-type="date">
            <text:p>19/09/20</text:p>
          </table:table-cell>
          <table:table-cell/>
        </table:table-row>
        <table:table-row table:style-name="ro1">
          <table:table-cell office:value-type="date" office:date-value="2020-09-20" calcext:value-type="date">
            <text:p>20/09/20</text:p>
          </table:table-cell>
          <table:table-cell/>
        </table:table-row>
        <table:table-row table:style-name="ro1">
          <table:table-cell office:value-type="date" office:date-value="2020-09-21" calcext:value-type="date">
            <text:p>21/09/2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0-09-22" calcext:value-type="date">
            <text:p>22/09/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0-09-23" calcext:value-type="date">
            <text:p>23/09/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0-09-24" calcext:value-type="date">
            <text:p>24/09/20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0-09-25" calcext:value-type="date">
            <text:p>25/09/2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09-26" calcext:value-type="date">
            <text:p>26/09/20</text:p>
          </table:table-cell>
          <table:table-cell/>
        </table:table-row>
        <table:table-row table:style-name="ro1">
          <table:table-cell office:value-type="date" office:date-value="2020-09-27" calcext:value-type="date">
            <text:p>27/09/20</text:p>
          </table:table-cell>
          <table:table-cell/>
        </table:table-row>
        <table:table-row table:style-name="ro1">
          <table:table-cell office:value-type="date" office:date-value="2020-09-28" calcext:value-type="date">
            <text:p>28/09/2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0-10-03" calcext:value-type="date">
            <text:p>03/10/20</text:p>
          </table:table-cell>
          <table:table-cell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</table:table-row>
        <table:table-row table:style-name="ro1">
          <table:table-cell office:value-type="date" office:date-value="2020-10-11" calcext:value-type="date">
            <text:p>11/10/2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/>
        </table:table-row>
        <table:table-row table:style-name="ro1">
          <table:table-cell office:value-type="date" office:date-value="2020-10-25" calcext:value-type="date">
            <text:p>25/10/20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/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/>
        </table:table-row>
        <table:table-row table:style-name="ro1">
          <table:table-cell office:value-type="date" office:date-value="2020-11-08" calcext:value-type="date">
            <text:p>08/11/20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/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/>
        </table:table-row>
        <table:table-row table:style-name="ro1">
          <table:table-cell office:value-type="date" office:date-value="2020-11-22" calcext:value-type="date">
            <text:p>22/11/20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/>
        </table:table-row>
        <table:table-row table:style-name="ro1">
          <table:table-cell office:value-type="date" office:date-value="2020-11-29" calcext:value-type="date">
            <text:p>29/11/20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/>
        </table:table-row>
        <table:table-row table:style-name="ro1">
          <table:table-cell office:value-type="date" office:date-value="2020-12-07" calcext:value-type="date">
            <text:p>07/12/2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20-12-09" calcext:value-type="date">
            <text:p>09/12/2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/>
        </table:table-row>
        <table:table-row table:style-name="ro1">
          <table:table-cell office:value-type="date" office:date-value="2020-12-13" calcext:value-type="date">
            <text:p>13/12/20</text:p>
          </table:table-cell>
          <table:table-cell/>
        </table:table-row>
        <table:table-row table:style-name="ro1">
          <table:table-cell office:value-type="date" office:date-value="2020-12-14" calcext:value-type="date">
            <text:p>14/12/2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20-12-19" calcext:value-type="date">
            <text:p>19/12/20</text:p>
          </table:table-cell>
          <table:table-cell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/>
        </table:table-row>
        <table:table-row table:style-name="ro1">
          <table:table-cell office:value-type="date" office:date-value="2020-12-26" calcext:value-type="date">
            <text:p>26/12/20</text:p>
          </table:table-cell>
          <table:table-cell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date" office:date-value="2020-12-31" calcext:value-type="date">
            <text:p>31/12/2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date" office:date-value="2021-01-07" calcext:value-type="date">
            <text:p>07/01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21-01-14" calcext:value-type="date">
            <text:p>14/01/2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/>
        </table:table-row>
        <table:table-row table:style-name="ro1">
          <table:table-cell office:value-type="date" office:date-value="2021-01-17" calcext:value-type="date">
            <text:p>17/01/21</text:p>
          </table:table-cell>
          <table:table-cell/>
        </table:table-row>
        <table:table-row table:style-name="ro1">
          <table:table-cell office:value-type="date" office:date-value="2021-01-18" calcext:value-type="date">
            <text:p>18/01/21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date" office:date-value="2021-01-19" calcext:value-type="date">
            <text:p>19/01/2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date" office:date-value="2021-01-22" calcext:value-type="date">
            <text:p>22/01/2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21-01-23" calcext:value-type="date">
            <text:p>23/01/21</text:p>
          </table:table-cell>
          <table:table-cell/>
        </table:table-row>
        <table:table-row table:style-name="ro1">
          <table:table-cell office:value-type="date" office:date-value="2021-01-24" calcext:value-type="date">
            <text:p>24/01/21</text:p>
          </table:table-cell>
          <table:table-cell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date" office:date-value="2021-01-26" calcext:value-type="date">
            <text:p>26/01/21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date" office:date-value="2021-01-29" calcext:value-type="date">
            <text:p>29/01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21-02-04" calcext:value-type="date">
            <text:p>04/02/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1-02-05" calcext:value-type="date">
            <text:p>05/02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/>
        </table:table-row>
        <table:table-row table:style-name="ro1">
          <table:table-cell office:value-type="date" office:date-value="2021-02-07" calcext:value-type="date">
            <text:p>07/02/21</text:p>
          </table:table-cell>
          <table:table-cell/>
        </table:table-row>
        <table:table-row table:style-name="ro1">
          <table:table-cell office:value-type="date" office:date-value="2021-02-08" calcext:value-type="date">
            <text:p>08/02/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21-02-12" calcext:value-type="date">
            <text:p>12/02/21</text:p>
          </table:table-cell>
          <table:table-cell/>
        </table:table-row>
        <table:table-row table:style-name="ro1">
          <table:table-cell office:value-type="date" office:date-value="2021-02-13" calcext:value-type="date">
            <text:p>13/02/21</text:p>
          </table:table-cell>
          <table:table-cell/>
        </table:table-row>
        <table:table-row table:style-name="ro1">
          <table:table-cell office:value-type="date" office:date-value="2021-02-14" calcext:value-type="date">
            <text:p>14/02/21</text:p>
          </table:table-cell>
          <table:table-cell/>
        </table:table-row>
        <table:table-row table:style-name="ro1">
          <table:table-cell office:value-type="date" office:date-value="2021-02-15" calcext:value-type="date">
            <text:p>15/02/2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2-16" calcext:value-type="date">
            <text:p>16/02/2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2-17" calcext:value-type="date">
            <text:p>17/02/2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21-02-18" calcext:value-type="date">
            <text:p>18/02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2-19" calcext:value-type="date">
            <text:p>19/02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2-20" calcext:value-type="date">
            <text:p>20/02/21</text:p>
          </table:table-cell>
          <table:table-cell/>
        </table:table-row>
        <table:table-row table:style-name="ro1">
          <table:table-cell office:value-type="date" office:date-value="2021-02-21" calcext:value-type="date">
            <text:p>21/02/21</text:p>
          </table:table-cell>
          <table:table-cell/>
        </table:table-row>
        <table:table-row table:style-name="ro1">
          <table:table-cell office:value-type="date" office:date-value="2021-02-22" calcext:value-type="date">
            <text:p>22/02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2-23" calcext:value-type="date">
            <text:p>23/02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2-24" calcext:value-type="date">
            <text:p>24/02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2-25" calcext:value-type="date">
            <text:p>25/02/21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date" office:date-value="2021-02-26" calcext:value-type="date">
            <text:p>26/02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2-27" calcext:value-type="date">
            <text:p>27/02/21</text:p>
          </table:table-cell>
          <table:table-cell/>
        </table:table-row>
        <table:table-row table:style-name="ro1">
          <table:table-cell office:value-type="date" office:date-value="2021-02-28" calcext:value-type="date">
            <text:p>28/02/21</text:p>
          </table:table-cell>
          <table:table-cell/>
        </table:table-row>
        <table:table-row table:style-name="ro1">
          <table:table-cell office:value-type="date" office:date-value="2021-03-01" calcext:value-type="date">
            <text:p>01/03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3-02" calcext:value-type="date">
            <text:p>02/03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3-04" calcext:value-type="date">
            <text:p>04/03/2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3-06" calcext:value-type="date">
            <text:p>06/03/21</text:p>
          </table:table-cell>
          <table:table-cell/>
        </table:table-row>
        <table:table-row table:style-name="ro1">
          <table:table-cell office:value-type="date" office:date-value="2021-03-07" calcext:value-type="date">
            <text:p>07/03/21</text:p>
          </table:table-cell>
          <table:table-cell/>
        </table:table-row>
        <table:table-row table:style-name="ro1">
          <table:table-cell office:value-type="date" office:date-value="2021-03-08" calcext:value-type="date">
            <text:p>08/03/2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date" office:date-value="2021-03-09" calcext:value-type="date">
            <text:p>09/03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3-10" calcext:value-type="date">
            <text:p>10/03/2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date" office:date-value="2021-03-11" calcext:value-type="date">
            <text:p>11/03/2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1-03-12" calcext:value-type="date">
            <text:p>12/03/2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1-03-13" calcext:value-type="date">
            <text:p>13/03/21</text:p>
          </table:table-cell>
          <table:table-cell/>
        </table:table-row>
        <table:table-row table:style-name="ro1">
          <table:table-cell office:value-type="date" office:date-value="2021-03-14" calcext:value-type="date">
            <text:p>14/03/21</text:p>
          </table:table-cell>
          <table:table-cell/>
        </table:table-row>
        <table:table-row table:style-name="ro1">
          <table:table-cell office:value-type="date" office:date-value="2021-03-15" calcext:value-type="date">
            <text:p>15/03/21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date" office:date-value="2021-03-17" calcext:value-type="date">
            <text:p>17/03/2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21-03-19" calcext:value-type="date">
            <text:p>19/03/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date" office:date-value="2021-03-20" calcext:value-type="date">
            <text:p>20/03/21</text:p>
          </table:table-cell>
          <table:table-cell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/>
        </table:table-row>
        <table:table-row table:style-name="ro1">
          <table:table-cell office:value-type="date" office:date-value="2021-03-22" calcext:value-type="date">
            <text:p>22/03/2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1-03-23" calcext:value-type="date">
            <text:p>23/03/2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1-03-24" calcext:value-type="date">
            <text:p>24/03/2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21-03-26" calcext:value-type="date">
            <text:p>26/03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3-27" calcext:value-type="date">
            <text:p>27/03/21</text:p>
          </table:table-cell>
          <table:table-cell/>
        </table:table-row>
        <table:table-row table:style-name="ro1">
          <table:table-cell office:value-type="date" office:date-value="2021-03-28" calcext:value-type="date">
            <text:p>28/03/21</text:p>
          </table:table-cell>
          <table:table-cell/>
        </table:table-row>
        <table:table-row table:style-name="ro1">
          <table:table-cell office:value-type="date" office:date-value="2021-03-29" calcext:value-type="date">
            <text:p>29/03/2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date" office:date-value="2021-03-30" calcext:value-type="date">
            <text:p>30/03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3-31" calcext:value-type="date">
            <text:p>31/03/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date" office:date-value="2021-04-02" calcext:value-type="date">
            <text:p>02/04/21</text:p>
          </table:table-cell>
          <table:table-cell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/>
        </table:table-row>
        <table:table-row table:style-name="ro1">
          <table:table-cell office:value-type="date" office:date-value="2021-04-04" calcext:value-type="date">
            <text:p>04/04/21</text:p>
          </table:table-cell>
          <table:table-cell/>
        </table:table-row>
        <table:table-row table:style-name="ro1">
          <table:table-cell office:value-type="date" office:date-value="2021-04-05" calcext:value-type="date">
            <text:p>05/04/21</text:p>
          </table:table-cell>
          <table:table-cell/>
        </table:table-row>
        <table:table-row table:style-name="ro1">
          <table:table-cell office:value-type="date" office:date-value="2021-04-06" calcext:value-type="date">
            <text:p>06/04/2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21-04-07" calcext:value-type="date">
            <text:p>07/04/2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date" office:date-value="2021-04-08" calcext:value-type="date">
            <text:p>08/04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4-09" calcext:value-type="date">
            <text:p>09/04/21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date" office:date-value="2021-04-10" calcext:value-type="date">
            <text:p>10/04/21</text:p>
          </table:table-cell>
          <table:table-cell/>
        </table:table-row>
        <table:table-row table:style-name="ro1">
          <table:table-cell office:value-type="date" office:date-value="2021-04-11" calcext:value-type="date">
            <text:p>11/04/21</text:p>
          </table:table-cell>
          <table:table-cell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21-04-13" calcext:value-type="date">
            <text:p>13/04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4-14" calcext:value-type="date">
            <text:p>14/04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4-15" calcext:value-type="date">
            <text:p>15/04/21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date" office:date-value="2021-04-16" calcext:value-type="date">
            <text:p>16/04/2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1-04-17" calcext:value-type="date">
            <text:p>17/04/21</text:p>
          </table:table-cell>
          <table:table-cell/>
        </table:table-row>
        <table:table-row table:style-name="ro1">
          <table:table-cell office:value-type="date" office:date-value="2021-04-18" calcext:value-type="date">
            <text:p>18/04/21</text:p>
          </table:table-cell>
          <table:table-cell/>
        </table:table-row>
        <table:table-row table:style-name="ro1">
          <table:table-cell office:value-type="date" office:date-value="2021-04-19" calcext:value-type="date">
            <text:p>19/04/2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1-04-20" calcext:value-type="date">
            <text:p>20/04/2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1-04-21" calcext:value-type="date">
            <text:p>21/04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4-22" calcext:value-type="date">
            <text:p>22/04/2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date" office:date-value="2021-04-23" calcext:value-type="date">
            <text:p>23/04/2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date" office:date-value="2021-04-24" calcext:value-type="date">
            <text:p>24/04/21</text:p>
          </table:table-cell>
          <table:table-cell/>
        </table:table-row>
        <table:table-row table:style-name="ro1">
          <table:table-cell office:value-type="date" office:date-value="2021-04-25" calcext:value-type="date">
            <text:p>25/04/21</text:p>
          </table:table-cell>
          <table:table-cell/>
        </table:table-row>
        <table:table-row table:style-name="ro1">
          <table:table-cell office:value-type="date" office:date-value="2021-04-26" calcext:value-type="date">
            <text:p>26/04/2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date" office:date-value="2021-04-27" calcext:value-type="date">
            <text:p>27/04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4-28" calcext:value-type="date">
            <text:p>28/04/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1-04-29" calcext:value-type="date">
            <text:p>29/04/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1-04-30" calcext:value-type="date">
            <text:p>30/04/21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/>
        </table:table-row>
        <table:table-row table:style-name="ro1">
          <table:table-cell office:value-type="date" office:date-value="2021-05-02" calcext:value-type="date">
            <text:p>02/05/21</text:p>
          </table:table-cell>
          <table:table-cell/>
        </table:table-row>
        <table:table-row table:style-name="ro1">
          <table:table-cell office:value-type="date" office:date-value="2021-05-03" calcext:value-type="date">
            <text:p>03/05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5-04" calcext:value-type="date">
            <text:p>04/05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date" office:date-value="2021-05-06" calcext:value-type="date">
            <text:p>06/05/2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date" office:date-value="2021-05-07" calcext:value-type="date">
            <text:p>07/05/21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date" office:date-value="2021-05-08" calcext:value-type="date">
            <text:p>08/05/21</text:p>
          </table:table-cell>
          <table:table-cell/>
        </table:table-row>
        <table:table-row table:style-name="ro1">
          <table:table-cell office:value-type="date" office:date-value="2021-05-09" calcext:value-type="date">
            <text:p>09/05/21</text:p>
          </table:table-cell>
          <table:table-cell/>
        </table:table-row>
        <table:table-row table:style-name="ro1">
          <table:table-cell office:value-type="date" office:date-value="2021-05-10" calcext:value-type="date">
            <text:p>10/05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5-11" calcext:value-type="date">
            <text:p>11/05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5-12" calcext:value-type="date">
            <text:p>12/05/2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1-05-13" calcext:value-type="date">
            <text:p>13/05/21</text:p>
          </table:table-cell>
          <table:table-cell/>
        </table:table-row>
        <table:table-row table:style-name="ro1">
          <table:table-cell office:value-type="date" office:date-value="2021-05-14" calcext:value-type="date">
            <text:p>14/05/21</text:p>
          </table:table-cell>
          <table:table-cell/>
        </table:table-row>
        <table:table-row table:style-name="ro1">
          <table:table-cell office:value-type="date" office:date-value="2021-05-15" calcext:value-type="date">
            <text:p>15/05/21</text:p>
          </table:table-cell>
          <table:table-cell/>
        </table:table-row>
        <table:table-row table:style-name="ro1">
          <table:table-cell office:value-type="date" office:date-value="2021-05-16" calcext:value-type="date">
            <text:p>16/05/21</text:p>
          </table:table-cell>
          <table:table-cell/>
        </table:table-row>
        <table:table-row table:style-name="ro1">
          <table:table-cell office:value-type="date" office:date-value="2021-05-17" calcext:value-type="date">
            <text:p>17/05/21</text:p>
          </table:table-cell>
          <table:table-cell/>
        </table:table-row>
        <table:table-row table:style-name="ro1">
          <table:table-cell office:value-type="date" office:date-value="2021-05-18" calcext:value-type="date">
            <text:p>18/05/21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date" office:date-value="2021-05-19" calcext:value-type="date">
            <text:p>19/05/21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date" office:date-value="2021-05-20" calcext:value-type="date">
            <text:p>20/05/2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date" office:date-value="2021-05-21" calcext:value-type="date">
            <text:p>21/05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5-22" calcext:value-type="date">
            <text:p>22/05/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1-05-23" calcext:value-type="date">
            <text:p>23/05/21</text:p>
          </table:table-cell>
          <table:table-cell/>
        </table:table-row>
        <table:table-row table:style-name="ro1">
          <table:table-cell office:value-type="date" office:date-value="2021-05-24" calcext:value-type="date">
            <text:p>24/05/21</text:p>
          </table:table-cell>
          <table:table-cell/>
        </table:table-row>
        <table:table-row table:style-name="ro1">
          <table:table-cell office:value-type="date" office:date-value="2021-05-25" calcext:value-type="date">
            <text:p>25/05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5-26" calcext:value-type="date">
            <text:p>26/05/21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date" office:date-value="2021-05-27" calcext:value-type="date">
            <text:p>27/05/21</text:p>
          </table:table-cell>
          <table:table-cell/>
        </table:table-row>
        <table:table-row table:style-name="ro1">
          <table:table-cell office:value-type="date" office:date-value="2021-05-28" calcext:value-type="date">
            <text:p>28/05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5-29" calcext:value-type="date">
            <text:p>29/05/2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date" office:date-value="2021-05-30" calcext:value-type="date">
            <text:p>30/05/21</text:p>
          </table:table-cell>
          <table:table-cell/>
        </table:table-row>
        <table:table-row table:style-name="ro1">
          <table:table-cell office:value-type="date" office:date-value="2021-05-31" calcext:value-type="date">
            <text:p>31/05/21</text:p>
          </table:table-cell>
          <table:table-cell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1-06-02" calcext:value-type="date">
            <text:p>02/06/2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date" office:date-value="2021-06-03" calcext:value-type="date">
            <text:p>03/06/2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1-06-04" calcext:value-type="date">
            <text:p>04/06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6-05" calcext:value-type="date">
            <text:p>05/06/2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/>
        </table:table-row>
        <table:table-row table:style-name="ro1">
          <table:table-cell office:value-type="date" office:date-value="2021-06-07" calcext:value-type="date">
            <text:p>07/06/21</text:p>
          </table:table-cell>
          <table:table-cell/>
        </table:table-row>
        <table:table-row table:style-name="ro1">
          <table:table-cell office:value-type="date" office:date-value="2021-06-08" calcext:value-type="date">
            <text:p>08/06/2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date" office:date-value="2021-06-09" calcext:value-type="date">
            <text:p>09/06/2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6-10" calcext:value-type="date">
            <text:p>10/06/2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6-12" calcext:value-type="date">
            <text:p>12/06/21</text:p>
          </table:table-cell>
          <table:table-cell/>
        </table:table-row>
        <table:table-row table:style-name="ro1">
          <table:table-cell office:value-type="date" office:date-value="2021-06-13" calcext:value-type="date">
            <text:p>13/06/21</text:p>
          </table:table-cell>
          <table:table-cell/>
        </table:table-row>
        <table:table-row table:style-name="ro1">
          <table:table-cell office:value-type="date" office:date-value="2021-06-14" calcext:value-type="date">
            <text:p>14/06/2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1-06-15" calcext:value-type="date">
            <text:p>15/06/2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date" office:date-value="2021-06-16" calcext:value-type="date">
            <text:p>16/06/2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21-06-17" calcext:value-type="date">
            <text:p>17/06/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date" office:date-value="2021-06-18" calcext:value-type="date">
            <text:p>18/06/21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date" office:date-value="2021-06-19" calcext:value-type="date">
            <text:p>19/06/21</text:p>
          </table:table-cell>
          <table:table-cell/>
        </table:table-row>
        <table:table-row table:style-name="ro1">
          <table:table-cell office:value-type="date" office:date-value="2021-06-20" calcext:value-type="date">
            <text:p>20/06/21</text:p>
          </table:table-cell>
          <table:table-cell/>
        </table:table-row>
        <table:table-row table:style-name="ro1">
          <table:table-cell office:value-type="date" office:date-value="2021-06-21" calcext:value-type="date">
            <text:p>21/06/2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date" office:date-value="2021-06-22" calcext:value-type="date">
            <text:p>22/06/2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21-06-23" calcext:value-type="date">
            <text:p>23/06/2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1-06-24" calcext:value-type="date">
            <text:p>24/06/2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1-06-25" calcext:value-type="date">
            <text:p>25/06/2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21-06-26" calcext:value-type="date">
            <text:p>26/06/21</text:p>
          </table:table-cell>
          <table:table-cell/>
        </table:table-row>
        <table:table-row table:style-name="ro1">
          <table:table-cell office:value-type="date" office:date-value="2021-06-27" calcext:value-type="date">
            <text:p>27/06/21</text:p>
          </table:table-cell>
          <table:table-cell/>
        </table:table-row>
        <table:table-row table:style-name="ro1">
          <table:table-cell office:value-type="date" office:date-value="2021-06-28" calcext:value-type="date">
            <text:p>28/06/2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date" office:date-value="2021-06-29" calcext:value-type="date">
            <text:p>29/06/2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21-06-30" calcext:value-type="date">
            <text:p>30/06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7-01" calcext:value-type="date">
            <text:p>01/07/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21-07-02" calcext:value-type="date">
            <text:p>02/07/2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date" office:date-value="2021-07-03" calcext:value-type="date">
            <text:p>03/07/21</text:p>
          </table:table-cell>
          <table:table-cell/>
        </table:table-row>
        <table:table-row table:style-name="ro1">
          <table:table-cell office:value-type="date" office:date-value="2021-07-04" calcext:value-type="date">
            <text:p>04/07/21</text:p>
          </table:table-cell>
          <table:table-cell/>
        </table:table-row>
        <table:table-row table:style-name="ro1">
          <table:table-cell office:value-type="date" office:date-value="2021-07-05" calcext:value-type="date">
            <text:p>05/07/2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1-07-06" calcext:value-type="date">
            <text:p>06/07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date" office:date-value="2021-07-09" calcext:value-type="date">
            <text:p>09/07/21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date" office:date-value="2021-07-11" calcext:value-type="date">
            <text:p>11/07/21</text:p>
          </table:table-cell>
          <table:table-cell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date" office:date-value="2021-07-13" calcext:value-type="date">
            <text:p>13/07/2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21-07-14" calcext:value-type="date">
            <text:p>14/07/21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1-07-15" calcext:value-type="date">
            <text:p>15/07/2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1-07-16" calcext:value-type="date">
            <text:p>16/07/21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1-07-17" calcext:value-type="date">
            <text:p>17/07/21</text:p>
          </table:table-cell>
          <table:table-cell/>
        </table:table-row>
        <table:table-row table:style-name="ro1">
          <table:table-cell office:value-type="date" office:date-value="2021-07-18" calcext:value-type="date">
            <text:p>18/07/21</text:p>
          </table:table-cell>
          <table:table-cell/>
        </table:table-row>
        <table:table-row table:style-name="ro1">
          <table:table-cell office:value-type="date" office:date-value="2021-07-19" calcext:value-type="date">
            <text:p>19/07/2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date" office:date-value="2021-07-20" calcext:value-type="date">
            <text:p>20/07/21</text:p>
          </table:table-cell>
          <table:table-cell/>
        </table:table-row>
        <table:table-row table:style-name="ro1">
          <table:table-cell office:value-type="date" office:date-value="2021-07-21" calcext:value-type="date">
            <text:p>21/07/2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date" office:date-value="2021-07-22" calcext:value-type="date">
            <text:p>22/07/2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date" office:date-value="2021-07-23" calcext:value-type="date">
            <text:p>23/07/2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date" office:date-value="2021-07-24" calcext:value-type="date">
            <text:p>24/07/21</text:p>
          </table:table-cell>
          <table:table-cell/>
        </table:table-row>
        <table:table-row table:style-name="ro1">
          <table:table-cell office:value-type="date" office:date-value="2021-07-25" calcext:value-type="date">
            <text:p>25/07/21</text:p>
          </table:table-cell>
          <table:table-cell/>
        </table:table-row>
        <table:table-row table:style-name="ro1">
          <table:table-cell office:value-type="date" office:date-value="2021-07-26" calcext:value-type="date">
            <text:p>26/07/2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21-07-27" calcext:value-type="date">
            <text:p>27/07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7-28" calcext:value-type="date">
            <text:p>28/07/2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21-07-29" calcext:value-type="date">
            <text:p>29/07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7-30" calcext:value-type="date">
            <text:p>30/07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7-31" calcext:value-type="date">
            <text:p>31/07/21</text:p>
          </table:table-cell>
          <table:table-cell/>
        </table:table-row>
        <table:table-row table:style-name="ro1">
          <table:table-cell office:value-type="date" office:date-value="2021-08-01" calcext:value-type="date">
            <text:p>01/08/21</text:p>
          </table:table-cell>
          <table:table-cell/>
        </table:table-row>
        <table:table-row table:style-name="ro1">
          <table:table-cell office:value-type="date" office:date-value="2021-08-02" calcext:value-type="date">
            <text:p>02/08/2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date" office:date-value="2021-08-03" calcext:value-type="date">
            <text:p>03/08/2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date" office:date-value="2021-08-04" calcext:value-type="date">
            <text:p>04/08/2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1-08-06" calcext:value-type="date">
            <text:p>06/08/2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21-08-07" calcext:value-type="date">
            <text:p>07/08/21</text:p>
          </table:table-cell>
          <table:table-cell/>
        </table:table-row>
        <table:table-row table:style-name="ro1">
          <table:table-cell office:value-type="date" office:date-value="2021-08-08" calcext:value-type="date">
            <text:p>08/08/21</text:p>
          </table:table-cell>
          <table:table-cell/>
        </table:table-row>
        <table:table-row table:style-name="ro1">
          <table:table-cell office:value-type="date" office:date-value="2021-08-09" calcext:value-type="date">
            <text:p>09/08/2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date" office:date-value="2021-08-11" calcext:value-type="date">
            <text:p>11/08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8-12" calcext:value-type="date">
            <text:p>12/08/2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date" office:date-value="2021-08-13" calcext:value-type="date">
            <text:p>13/08/2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date" office:date-value="2021-08-14" calcext:value-type="date">
            <text:p>14/08/21</text:p>
          </table:table-cell>
          <table:table-cell/>
        </table:table-row>
        <table:table-row table:style-name="ro1">
          <table:table-cell office:value-type="date" office:date-value="2021-08-15" calcext:value-type="date">
            <text:p>15/08/21</text:p>
          </table:table-cell>
          <table:table-cell/>
        </table:table-row>
        <table:table-row table:style-name="ro1">
          <table:table-cell office:value-type="date" office:date-value="2021-08-16" calcext:value-type="date">
            <text:p>16/08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8-17" calcext:value-type="date">
            <text:p>17/08/2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date" office:date-value="2021-08-18" calcext:value-type="date">
            <text:p>18/08/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21-08-19" calcext:value-type="date">
            <text:p>19/08/21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date" office:date-value="2021-08-20" calcext:value-type="date">
            <text:p>20/08/2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date" office:date-value="2021-08-21" calcext:value-type="date">
            <text:p>21/08/21</text:p>
          </table:table-cell>
          <table:table-cell/>
        </table:table-row>
        <table:table-row table:style-name="ro1">
          <table:table-cell office:value-type="date" office:date-value="2021-08-22" calcext:value-type="date">
            <text:p>22/08/21</text:p>
          </table:table-cell>
          <table:table-cell/>
        </table:table-row>
        <table:table-row table:style-name="ro1">
          <table:table-cell office:value-type="date" office:date-value="2021-08-23" calcext:value-type="date">
            <text:p>23/08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8-24" calcext:value-type="date">
            <text:p>24/08/2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date" office:date-value="2021-08-25" calcext:value-type="date">
            <text:p>25/08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8-26" calcext:value-type="date">
            <text:p>26/08/2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date" office:date-value="2021-08-27" calcext:value-type="date">
            <text:p>27/08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8-28" calcext:value-type="date">
            <text:p>28/08/21</text:p>
          </table:table-cell>
          <table:table-cell/>
        </table:table-row>
        <table:table-row table:style-name="ro1">
          <table:table-cell office:value-type="date" office:date-value="2021-08-29" calcext:value-type="date">
            <text:p>29/08/21</text:p>
          </table:table-cell>
          <table:table-cell/>
        </table:table-row>
        <table:table-row table:style-name="ro1">
          <table:table-cell office:value-type="date" office:date-value="2021-08-30" calcext:value-type="date">
            <text:p>30/08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8-31" calcext:value-type="date">
            <text:p>31/08/21</text:p>
          </table:table-cell>
          <table:table-cell/>
        </table:table-row>
        <table:table-row table:style-name="ro1">
          <table:table-cell office:value-type="date" office:date-value="2021-09-01" calcext:value-type="date">
            <text:p>01/09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9-02" calcext:value-type="date">
            <text:p>02/09/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21-09-03" calcext:value-type="date">
            <text:p>03/09/2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date" office:date-value="2021-09-04" calcext:value-type="date">
            <text:p>04/09/21</text:p>
          </table:table-cell>
          <table:table-cell/>
        </table:table-row>
        <table:table-row table:style-name="ro1">
          <table:table-cell office:value-type="date" office:date-value="2021-09-05" calcext:value-type="date">
            <text:p>05/09/21</text:p>
          </table:table-cell>
          <table:table-cell/>
        </table:table-row>
        <table:table-row table:style-name="ro1">
          <table:table-cell office:value-type="date" office:date-value="2021-09-06" calcext:value-type="date">
            <text:p>06/09/2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21-09-07" calcext:value-type="date">
            <text:p>07/09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9-08" calcext:value-type="date">
            <text:p>08/09/21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21-09-11" calcext:value-type="date">
            <text:p>11/09/21</text:p>
          </table:table-cell>
          <table:table-cell/>
        </table:table-row>
        <table:table-row table:style-name="ro1">
          <table:table-cell office:value-type="date" office:date-value="2021-09-12" calcext:value-type="date">
            <text:p>12/09/21</text:p>
          </table:table-cell>
          <table:table-cell/>
        </table:table-row>
        <table:table-row table:style-name="ro1">
          <table:table-cell office:value-type="date" office:date-value="2021-09-13" calcext:value-type="date">
            <text:p>13/09/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1-09-14" calcext:value-type="date">
            <text:p>14/09/21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date" office:date-value="2021-09-15" calcext:value-type="date">
            <text:p>15/09/2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date" office:date-value="2021-09-16" calcext:value-type="date">
            <text:p>16/09/2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date" office:date-value="2021-09-17" calcext:value-type="date">
            <text:p>17/09/2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date" office:date-value="2021-09-18" calcext:value-type="date">
            <text:p>18/09/21</text:p>
          </table:table-cell>
          <table:table-cell/>
        </table:table-row>
        <table:table-row table:style-name="ro1">
          <table:table-cell office:value-type="date" office:date-value="2021-09-19" calcext:value-type="date">
            <text:p>19/09/21</text:p>
          </table:table-cell>
          <table:table-cell/>
        </table:table-row>
        <table:table-row table:style-name="ro1">
          <table:table-cell office:value-type="date" office:date-value="2021-09-20" calcext:value-type="date">
            <text:p>20/09/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21-09-21" calcext:value-type="date">
            <text:p>21/09/2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date" office:date-value="2021-09-22" calcext:value-type="date">
            <text:p>22/09/2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date" office:date-value="2021-09-23" calcext:value-type="date">
            <text:p>23/09/21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date" office:date-value="2021-09-24" calcext:value-type="date">
            <text:p>24/09/2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date" office:date-value="2021-09-25" calcext:value-type="date">
            <text:p>25/09/21</text:p>
          </table:table-cell>
          <table:table-cell/>
        </table:table-row>
        <table:table-row table:style-name="ro1">
          <table:table-cell office:value-type="date" office:date-value="2021-09-26" calcext:value-type="date">
            <text:p>26/09/21</text:p>
          </table:table-cell>
          <table:table-cell/>
        </table:table-row>
        <table:table-row table:style-name="ro1">
          <table:table-cell office:value-type="date" office:date-value="2021-09-27" calcext:value-type="date">
            <text:p>27/09/21</text:p>
          </table:table-cell>
          <table:table-cell office:value-type="float" office:value="1120.86" calcext:value-type="float">
            <text:p>1120.86</text:p>
          </table:table-cell>
        </table:table-row>
        <table:table-row table:style-name="ro1">
          <table:table-cell office:value-type="date" office:date-value="2021-09-28" calcext:value-type="date">
            <text:p>28/09/21</text:p>
          </table:table-cell>
          <table:table-cell office:value-type="float" office:value="1125.5" calcext:value-type="float">
            <text:p>1125.5</text:p>
          </table:table-cell>
        </table:table-row>
        <table:table-row table:style-name="ro1">
          <table:table-cell office:value-type="date" office:date-value="2021-09-29" calcext:value-type="date">
            <text:p>29/09/21</text:p>
          </table:table-cell>
          <table:table-cell office:value-type="float" office:value="1125.5" calcext:value-type="float">
            <text:p>1125.5</text:p>
          </table:table-cell>
        </table:table-row>
        <table:table-row table:style-name="ro1">
          <table:table-cell office:value-type="date" office:date-value="2021-09-30" calcext:value-type="date">
            <text:p>30/09/21</text:p>
          </table:table-cell>
          <table:table-cell office:value-type="float" office:value="1154.42" calcext:value-type="float">
            <text:p>1154.42</text:p>
          </table:table-cell>
        </table:table-row>
        <table:table-row table:style-name="ro1">
          <table:table-cell office:value-type="date" office:date-value="2021-10-01" calcext:value-type="date">
            <text:p>01/10/21</text:p>
          </table:table-cell>
          <table:table-cell office:value-type="float" office:value="1136.74" calcext:value-type="float">
            <text:p>1136.74</text:p>
          </table:table-cell>
        </table:table-row>
        <table:table-row table:style-name="ro1">
          <table:table-cell office:value-type="date" office:date-value="2021-10-02" calcext:value-type="date">
            <text:p>02/10/21</text:p>
          </table:table-cell>
          <table:table-cell/>
        </table:table-row>
        <table:table-row table:style-name="ro1">
          <table:table-cell office:value-type="date" office:date-value="2021-10-03" calcext:value-type="date">
            <text:p>03/10/21</text:p>
          </table:table-cell>
          <table:table-cell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float" office:value="1159.08" calcext:value-type="float">
            <text:p>1159.08</text:p>
          </table:table-cell>
        </table:table-row>
        <table:table-row table:style-name="ro1">
          <table:table-cell office:value-type="date" office:date-value="2021-10-05" calcext:value-type="date">
            <text:p>05/10/21</text:p>
          </table:table-cell>
          <table:table-cell office:value-type="float" office:value="1190.53" calcext:value-type="float">
            <text:p>1190.53</text:p>
          </table:table-cell>
        </table:table-row>
        <table:table-row table:style-name="ro1">
          <table:table-cell office:value-type="date" office:date-value="2021-10-06" calcext:value-type="date">
            <text:p>06/10/21</text:p>
          </table:table-cell>
          <table:table-cell office:value-type="float" office:value="1210.9" calcext:value-type="float">
            <text:p>1210.9</text:p>
          </table:table-cell>
        </table:table-row>
        <table:table-row table:style-name="ro1">
          <table:table-cell office:value-type="date" office:date-value="2021-10-07" calcext:value-type="date">
            <text:p>07/10/21</text:p>
          </table:table-cell>
          <table:table-cell office:value-type="float" office:value="1203.78" calcext:value-type="float">
            <text:p>1203.78</text:p>
          </table:table-cell>
        </table:table-row>
        <table:table-row table:style-name="ro1">
          <table:table-cell office:value-type="date" office:date-value="2021-10-08" calcext:value-type="date">
            <text:p>08/10/21</text:p>
          </table:table-cell>
          <table:table-cell office:value-type="float" office:value="1233.13" calcext:value-type="float">
            <text:p>1233.13</text:p>
          </table:table-cell>
        </table:table-row>
        <table:table-row table:style-name="ro1">
          <table:table-cell office:value-type="date" office:date-value="2021-10-09" calcext:value-type="date">
            <text:p>09/10/21</text:p>
          </table:table-cell>
          <table:table-cell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float" office:value="1236.21" calcext:value-type="float">
            <text:p>1236.21</text:p>
          </table:table-cell>
        </table:table-row>
        <table:table-row table:style-name="ro1">
          <table:table-cell office:value-type="date" office:date-value="2021-10-12" calcext:value-type="date">
            <text:p>12/10/21</text:p>
          </table:table-cell>
          <table:table-cell office:value-type="float" office:value="1223.38" calcext:value-type="float">
            <text:p>1223.38</text:p>
          </table:table-cell>
        </table:table-row>
        <table:table-row table:style-name="ro1">
          <table:table-cell office:value-type="date" office:date-value="2021-10-13" calcext:value-type="date">
            <text:p>13/10/21</text:p>
          </table:table-cell>
          <table:table-cell office:value-type="float" office:value="1264.18" calcext:value-type="float">
            <text:p>1264.18</text:p>
          </table:table-cell>
        </table:table-row>
        <table:table-row table:style-name="ro1">
          <table:table-cell office:value-type="date" office:date-value="2021-10-14" calcext:value-type="date">
            <text:p>14/10/21</text:p>
          </table:table-cell>
          <table:table-cell office:value-type="float" office:value="1242.18" calcext:value-type="float">
            <text:p>1242.18</text:p>
          </table:table-cell>
        </table:table-row>
        <table:table-row table:style-name="ro1">
          <table:table-cell office:value-type="date" office:date-value="2021-10-15" calcext:value-type="date">
            <text:p>15/10/21</text:p>
          </table:table-cell>
          <table:table-cell office:value-type="float" office:value="1240.98" calcext:value-type="float">
            <text:p>1240.98</text:p>
          </table:table-cell>
        </table:table-row>
        <table:table-row table:style-name="ro1">
          <table:table-cell office:value-type="date" office:date-value="2021-10-16" calcext:value-type="date">
            <text:p>16/10/21</text:p>
          </table:table-cell>
          <table:table-cell/>
        </table:table-row>
        <table:table-row table:style-name="ro1">
          <table:table-cell office:value-type="date" office:date-value="2021-10-17" calcext:value-type="date">
            <text:p>17/10/21</text:p>
          </table:table-cell>
          <table:table-cell/>
        </table:table-row>
        <table:table-row table:style-name="ro1">
          <table:table-cell office:value-type="date" office:date-value="2021-10-18" calcext:value-type="date">
            <text:p>18/10/21</text:p>
          </table:table-cell>
          <table:table-cell office:value-type="float" office:value="1240.56" calcext:value-type="float">
            <text:p>1240.56</text:p>
          </table:table-cell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/>
        </table:table-row>
        <table:table-row table:style-name="ro1">
          <table:table-cell office:value-type="date" office:date-value="2021-10-20" calcext:value-type="date">
            <text:p>20/10/21</text:p>
          </table:table-cell>
          <table:table-cell office:value-type="float" office:value="1273.58" calcext:value-type="float">
            <text:p>1273.58</text:p>
          </table:table-cell>
        </table:table-row>
        <table:table-row table:style-name="ro1">
          <table:table-cell office:value-type="date" office:date-value="2021-10-21" calcext:value-type="date">
            <text:p>21/10/21</text:p>
          </table:table-cell>
          <table:table-cell office:value-type="float" office:value="1252.77" calcext:value-type="float">
            <text:p>1252.77</text:p>
          </table:table-cell>
        </table:table-row>
        <table:table-row table:style-name="ro1">
          <table:table-cell office:value-type="date" office:date-value="2021-10-22" calcext:value-type="date">
            <text:p>22/10/21</text:p>
          </table:table-cell>
          <table:table-cell office:value-type="float" office:value="1250.12" calcext:value-type="float">
            <text:p>1250.12</text:p>
          </table:table-cell>
        </table:table-row>
        <table:table-row table:style-name="ro1">
          <table:table-cell office:value-type="date" office:date-value="2021-10-23" calcext:value-type="date">
            <text:p>23/10/21</text:p>
          </table:table-cell>
          <table:table-cell/>
        </table:table-row>
        <table:table-row table:style-name="ro1">
          <table:table-cell office:value-type="date" office:date-value="2021-10-24" calcext:value-type="date">
            <text:p>24/10/21</text:p>
          </table:table-cell>
          <table:table-cell/>
        </table:table-row>
        <table:table-row table:style-name="ro1">
          <table:table-cell office:value-type="date" office:date-value="2021-10-25" calcext:value-type="date">
            <text:p>25/10/21</text:p>
          </table:table-cell>
          <table:table-cell office:value-type="float" office:value="1263.16" calcext:value-type="float">
            <text:p>1263.16</text:p>
          </table:table-cell>
        </table:table-row>
        <table:table-row table:style-name="ro1">
          <table:table-cell office:value-type="date" office:date-value="2021-10-26" calcext:value-type="date">
            <text:p>26/10/21</text:p>
          </table:table-cell>
          <table:table-cell office:value-type="float" office:value="1283.42" calcext:value-type="float">
            <text:p>1283.42</text:p>
          </table:table-cell>
        </table:table-row>
        <table:table-row table:style-name="ro1">
          <table:table-cell office:value-type="date" office:date-value="2021-10-27" calcext:value-type="date">
            <text:p>27/10/21</text:p>
          </table:table-cell>
          <table:table-cell office:value-type="float" office:value="1275.73" calcext:value-type="float">
            <text:p>1275.73</text:p>
          </table:table-cell>
        </table:table-row>
        <table:table-row table:style-name="ro1">
          <table:table-cell office:value-type="date" office:date-value="2021-10-28" calcext:value-type="date">
            <text:p>28/10/21</text:p>
          </table:table-cell>
          <table:table-cell office:value-type="float" office:value="1279.52" calcext:value-type="float">
            <text:p>1279.52</text:p>
          </table:table-cell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float" office:value="1304.52" calcext:value-type="float">
            <text:p>1304.52</text:p>
          </table:table-cell>
        </table:table-row>
        <table:table-row table:style-name="ro1">
          <table:table-cell office:value-type="date" office:date-value="2021-10-30" calcext:value-type="date">
            <text:p>30/10/21</text:p>
          </table:table-cell>
          <table:table-cell/>
        </table:table-row>
        <table:table-row table:style-name="ro1">
          <table:table-cell office:value-type="date" office:date-value="2021-10-31" calcext:value-type="date">
            <text:p>31/10/21</text:p>
          </table:table-cell>
          <table:table-cell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float" office:value="1299.77" calcext:value-type="float">
            <text:p>1299.77</text:p>
          </table:table-cell>
        </table:table-row>
        <table:table-row table:style-name="ro1">
          <table:table-cell office:value-type="date" office:date-value="2021-11-02" calcext:value-type="date">
            <text:p>02/11/21</text:p>
          </table:table-cell>
          <table:table-cell office:value-type="float" office:value="1301.68" calcext:value-type="float">
            <text:p>1301.68</text:p>
          </table:table-cell>
        </table:table-row>
        <table:table-row table:style-name="ro1">
          <table:table-cell office:value-type="date" office:date-value="2021-11-03" calcext:value-type="date">
            <text:p>03/11/21</text:p>
          </table:table-cell>
          <table:table-cell office:value-type="float" office:value="1311.18" calcext:value-type="float">
            <text:p>1311.18</text:p>
          </table:table-cell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/>
        </table:table-row>
        <table:table-row table:style-name="ro1">
          <table:table-cell office:value-type="date" office:date-value="2021-11-05" calcext:value-type="date">
            <text:p>05/11/21</text:p>
          </table:table-cell>
          <table:table-cell office:value-type="float" office:value="1278.61" calcext:value-type="float">
            <text:p>1278.61</text:p>
          </table:table-cell>
        </table:table-row>
        <table:table-row table:style-name="ro1">
          <table:table-cell office:value-type="date" office:date-value="2021-11-06" calcext:value-type="date">
            <text:p>06/11/21</text:p>
          </table:table-cell>
          <table:table-cell/>
        </table:table-row>
        <table:table-row table:style-name="ro1">
          <table:table-cell office:value-type="date" office:date-value="2021-11-07" calcext:value-type="date">
            <text:p>07/11/21</text:p>
          </table:table-cell>
          <table:table-cell/>
        </table:table-row>
        <table:table-row table:style-name="ro1">
          <table:table-cell office:value-type="date" office:date-value="2021-11-08" calcext:value-type="date">
            <text:p>08/11/21</text:p>
          </table:table-cell>
          <table:table-cell office:value-type="float" office:value="1282.55" calcext:value-type="float">
            <text:p>1282.55</text:p>
          </table:table-cell>
        </table:table-row>
        <table:table-row table:style-name="ro1">
          <table:table-cell office:value-type="date" office:date-value="2021-11-09" calcext:value-type="date">
            <text:p>09/11/21</text:p>
          </table:table-cell>
          <table:table-cell office:value-type="float" office:value="1267.62" calcext:value-type="float">
            <text:p>1267.62</text:p>
          </table:table-cell>
        </table:table-row>
        <table:table-row table:style-name="ro1">
          <table:table-cell office:value-type="date" office:date-value="2021-11-10" calcext:value-type="date">
            <text:p>10/11/21</text:p>
          </table:table-cell>
          <table:table-cell office:value-type="float" office:value="1299.63" calcext:value-type="float">
            <text:p>1299.63</text:p>
          </table:table-cell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float" office:value="1285.99" calcext:value-type="float">
            <text:p>1285.99</text:p>
          </table:table-cell>
        </table:table-row>
        <table:table-row table:style-name="ro1">
          <table:table-cell office:value-type="date" office:date-value="2021-11-12" calcext:value-type="date">
            <text:p>12/11/21</text:p>
          </table:table-cell>
          <table:table-cell office:value-type="float" office:value="1301.31" calcext:value-type="float">
            <text:p>1301.31</text:p>
          </table:table-cell>
        </table:table-row>
        <table:table-row table:style-name="ro1">
          <table:table-cell office:value-type="date" office:date-value="2021-11-13" calcext:value-type="date">
            <text:p>13/11/21</text:p>
          </table:table-cell>
          <table:table-cell/>
        </table:table-row>
        <table:table-row table:style-name="ro1">
          <table:table-cell office:value-type="date" office:date-value="2021-11-14" calcext:value-type="date">
            <text:p>14/11/21</text:p>
          </table:table-cell>
          <table:table-cell/>
        </table:table-row>
        <table:table-row table:style-name="ro1">
          <table:table-cell office:value-type="date" office:date-value="2021-11-15" calcext:value-type="date">
            <text:p>15/11/21</text:p>
          </table:table-cell>
          <table:table-cell office:value-type="float" office:value="1295.21" calcext:value-type="float">
            <text:p>1295.21</text:p>
          </table:table-cell>
        </table:table-row>
        <table:table-row table:style-name="ro1">
          <table:table-cell office:value-type="date" office:date-value="2021-11-16" calcext:value-type="date">
            <text:p>16/11/2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date" office:date-value="2021-11-17" calcext:value-type="date">
            <text:p>17/11/21</text:p>
          </table:table-cell>
          <table:table-cell office:value-type="float" office:value="1274.23" calcext:value-type="float">
            <text:p>1274.23</text:p>
          </table:table-cell>
        </table:table-row>
        <table:table-row table:style-name="ro1">
          <table:table-cell office:value-type="date" office:date-value="2021-11-18" calcext:value-type="date">
            <text:p>18/11/21</text:p>
          </table:table-cell>
          <table:table-cell office:value-type="float" office:value="1302.4" calcext:value-type="float">
            <text:p>1302.4</text:p>
          </table:table-cell>
        </table:table-row>
        <table:table-row table:style-name="ro1">
          <table:table-cell office:value-type="date" office:date-value="2021-11-19" calcext:value-type="date">
            <text:p>19/11/21</text:p>
          </table:table-cell>
          <table:table-cell office:value-type="float" office:value="1299.63" calcext:value-type="float">
            <text:p>1299.63</text:p>
          </table:table-cell>
        </table:table-row>
        <table:table-row table:style-name="ro1">
          <table:table-cell office:value-type="date" office:date-value="2021-11-20" calcext:value-type="date">
            <text:p>20/11/21</text:p>
          </table:table-cell>
          <table:table-cell/>
        </table:table-row>
        <table:table-row table:style-name="ro1">
          <table:table-cell office:value-type="date" office:date-value="2021-11-21" calcext:value-type="date">
            <text:p>21/11/21</text:p>
          </table:table-cell>
          <table:table-cell/>
        </table:table-row>
        <table:table-row table:style-name="ro1">
          <table:table-cell office:value-type="date" office:date-value="2021-11-22" calcext:value-type="date">
            <text:p>22/11/21</text:p>
          </table:table-cell>
          <table:table-cell office:value-type="float" office:value="1289.21" calcext:value-type="float">
            <text:p>1289.21</text:p>
          </table:table-cell>
        </table:table-row>
        <table:table-row table:style-name="ro1">
          <table:table-cell office:value-type="date" office:date-value="2021-11-23" calcext:value-type="date">
            <text:p>23/11/21</text:p>
          </table:table-cell>
          <table:table-cell office:value-type="float" office:value="1259.59" calcext:value-type="float">
            <text:p>1259.59</text:p>
          </table:table-cell>
        </table:table-row>
        <table:table-row table:style-name="ro1">
          <table:table-cell office:value-type="date" office:date-value="2021-11-24" calcext:value-type="date">
            <text:p>24/11/21</text:p>
          </table:table-cell>
          <table:table-cell office:value-type="float" office:value="1269.21" calcext:value-type="float">
            <text:p>1269.21</text:p>
          </table:table-cell>
        </table:table-row>
        <table:table-row table:style-name="ro1">
          <table:table-cell office:value-type="date" office:date-value="2021-11-25" calcext:value-type="date">
            <text:p>25/11/21</text:p>
          </table:table-cell>
          <table:table-cell office:value-type="float" office:value="1261.38" calcext:value-type="float">
            <text:p>1261.38</text:p>
          </table:table-cell>
        </table:table-row>
        <table:table-row table:style-name="ro1">
          <table:table-cell office:value-type="date" office:date-value="2021-11-26" calcext:value-type="date">
            <text:p>26/11/21</text:p>
          </table:table-cell>
          <table:table-cell office:value-type="float" office:value="1242.98" calcext:value-type="float">
            <text:p>1242.98</text:p>
          </table:table-cell>
        </table:table-row>
        <table:table-row table:style-name="ro1">
          <table:table-cell office:value-type="date" office:date-value="2021-11-27" calcext:value-type="date">
            <text:p>27/11/21</text:p>
          </table:table-cell>
          <table:table-cell/>
        </table:table-row>
        <table:table-row table:style-name="ro1">
          <table:table-cell office:value-type="date" office:date-value="2021-11-28" calcext:value-type="date">
            <text:p>28/11/21</text:p>
          </table:table-cell>
          <table:table-cell/>
        </table:table-row>
        <table:table-row table:style-name="ro1">
          <table:table-cell office:value-type="date" office:date-value="2021-11-29" calcext:value-type="date">
            <text:p>29/11/21</text:p>
          </table:table-cell>
          <table:table-cell office:value-type="float" office:value="1246.2" calcext:value-type="float">
            <text:p>1246.2</text:p>
          </table:table-cell>
        </table:table-row>
        <table:table-row table:style-name="ro1">
          <table:table-cell office:value-type="date" office:date-value="2021-11-30" calcext:value-type="date">
            <text:p>30/11/21</text:p>
          </table:table-cell>
          <table:table-cell office:value-type="float" office:value="1238.15" calcext:value-type="float">
            <text:p>1238.15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float" office:value="1223.4" calcext:value-type="float">
            <text:p>1223.4</text:p>
          </table:table-cell>
        </table:table-row>
        <table:table-row table:style-name="ro1">
          <table:table-cell office:value-type="date" office:date-value="2021-12-02" calcext:value-type="date">
            <text:p>02/12/21</text:p>
          </table:table-cell>
          <table:table-cell office:value-type="float" office:value="1238.42" calcext:value-type="float">
            <text:p>1238.42</text:p>
          </table:table-cell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float" office:value="1239.37" calcext:value-type="float">
            <text:p>1239.37</text:p>
          </table:table-cell>
        </table:table-row>
        <table:table-row table:style-name="ro1">
          <table:table-cell office:value-type="date" office:date-value="2021-12-04" calcext:value-type="date">
            <text:p>04/12/21</text:p>
          </table:table-cell>
          <table:table-cell/>
        </table:table-row>
        <table:table-row table:style-name="ro1">
          <table:table-cell office:value-type="date" office:date-value="2021-12-05" calcext:value-type="date">
            <text:p>05/12/21</text:p>
          </table:table-cell>
          <table:table-cell/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float" office:value="1238.42" calcext:value-type="float">
            <text:p>1238.42</text:p>
          </table:table-cell>
        </table:table-row>
        <table:table-row table:style-name="ro1">
          <table:table-cell office:value-type="date" office:date-value="2021-12-07" calcext:value-type="date">
            <text:p>07/12/21</text:p>
          </table:table-cell>
          <table:table-cell office:value-type="float" office:value="1239.37" calcext:value-type="float">
            <text:p>1239.37</text:p>
          </table:table-cell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float" office:value="1243.93" calcext:value-type="float">
            <text:p>1243.93</text:p>
          </table:table-cell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float" office:value="1235.62" calcext:value-type="float">
            <text:p>1235.62</text:p>
          </table:table-cell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float" office:value="1244.39" calcext:value-type="float">
            <text:p>1244.39</text:p>
          </table:table-cell>
        </table:table-row>
        <table:table-row table:style-name="ro1">
          <table:table-cell office:value-type="date" office:date-value="2021-12-11" calcext:value-type="date">
            <text:p>11/12/21</text:p>
          </table:table-cell>
          <table:table-cell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/>
        </table:table-row>
        <table:table-row table:style-name="ro1">
          <table:table-cell office:value-type="date" office:date-value="2021-12-13" calcext:value-type="date">
            <text:p>13/12/21</text:p>
          </table:table-cell>
          <table:table-cell office:value-type="float" office:value="1239.91" calcext:value-type="float">
            <text:p>1239.91</text:p>
          </table:table-cell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float" office:value="1217.39" calcext:value-type="float">
            <text:p>1217.39</text:p>
          </table:table-cell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float" office:value="1134.75" calcext:value-type="float">
            <text:p>1134.75</text:p>
          </table:table-cell>
        </table:table-row>
        <table:table-row table:style-name="ro1">
          <table:table-cell office:value-type="date" office:date-value="2021-12-16" calcext:value-type="date">
            <text:p>16/12/21</text:p>
          </table:table-cell>
          <table:table-cell office:value-type="float" office:value="1159.4" calcext:value-type="float">
            <text:p>1159.4</text:p>
          </table:table-cell>
        </table:table-row>
        <table:table-row table:style-name="ro1">
          <table:table-cell office:value-type="date" office:date-value="2021-12-17" calcext:value-type="date">
            <text:p>17/12/21</text:p>
          </table:table-cell>
          <table:table-cell office:value-type="float" office:value="1156.57" calcext:value-type="float">
            <text:p>1156.57</text:p>
          </table:table-cell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/>
        </table:table-row>
        <table:table-row table:style-name="ro1">
          <table:table-cell office:value-type="date" office:date-value="2021-12-19" calcext:value-type="date">
            <text:p>19/12/21</text:p>
          </table:table-cell>
          <table:table-cell/>
        </table:table-row>
        <table:table-row table:style-name="ro1">
          <table:table-cell office:value-type="date" office:date-value="2021-12-20" calcext:value-type="date">
            <text:p>20/12/21</text:p>
          </table:table-cell>
          <table:table-cell office:value-type="float" office:value="1125.52" calcext:value-type="float">
            <text:p>1125.52</text:p>
          </table:table-cell>
        </table:table-row>
        <table:table-row table:style-name="ro1">
          <table:table-cell office:value-type="date" office:date-value="2021-12-21" calcext:value-type="date">
            <text:p>21/12/21</text:p>
          </table:table-cell>
          <table:table-cell office:value-type="float" office:value="1153.14" calcext:value-type="float">
            <text:p>1153.14</text:p>
          </table:table-cell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float" office:value="1170.29" calcext:value-type="float">
            <text:p>1170.29</text:p>
          </table:table-cell>
        </table:table-row>
        <table:table-row table:style-name="ro1">
          <table:table-cell office:value-type="date" office:date-value="2021-12-23" calcext:value-type="date">
            <text:p>23/12/21</text:p>
          </table:table-cell>
          <table:table-cell office:value-type="float" office:value="1181.43" calcext:value-type="float">
            <text:p>1181.43</text:p>
          </table:table-cell>
        </table:table-row>
        <table:table-row table:style-name="ro1">
          <table:table-cell office:value-type="date" office:date-value="2021-12-24" calcext:value-type="date">
            <text:p>24/12/21</text:p>
          </table:table-cell>
          <table:table-cell office:value-type="float" office:value="1220.74" calcext:value-type="float">
            <text:p>1220.74</text:p>
          </table:table-cell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/>
        </table:table-row>
        <table:table-row table:style-name="ro1">
          <table:table-cell office:value-type="date" office:date-value="2021-12-26" calcext:value-type="date">
            <text:p>26/12/21</text:p>
          </table:table-cell>
          <table:table-cell/>
        </table:table-row>
        <table:table-row table:style-name="ro1">
          <table:table-cell office:value-type="date" office:date-value="2021-12-27" calcext:value-type="date">
            <text:p>27/12/21</text:p>
          </table:table-cell>
          <table:table-cell office:value-type="float" office:value="1215.63" calcext:value-type="float">
            <text:p>1215.63</text:p>
          </table:table-cell>
        </table:table-row>
        <table:table-row table:style-name="ro1">
          <table:table-cell office:value-type="date" office:date-value="2021-12-28" calcext:value-type="date">
            <text:p>28/12/21</text:p>
          </table:table-cell>
          <table:table-cell office:value-type="float" office:value="1247.94" calcext:value-type="float">
            <text:p>1247.94</text:p>
          </table:table-cell>
        </table:table-row>
        <table:table-row table:style-name="ro1">
          <table:table-cell office:value-type="date" office:date-value="2021-12-29" calcext:value-type="date">
            <text:p>29/12/21</text:p>
          </table:table-cell>
          <table:table-cell office:value-type="float" office:value="1233.14" calcext:value-type="float">
            <text:p>1233.14</text:p>
          </table:table-cell>
        </table:table-row>
        <table:table-row table:style-name="ro1">
          <table:table-cell office:value-type="date" office:date-value="2021-12-30" calcext:value-type="date">
            <text:p>30/12/21</text:p>
          </table:table-cell>
          <table:table-cell office:value-type="float" office:value="1233.09" calcext:value-type="float">
            <text:p>1233.09</text:p>
          </table:table-cell>
        </table:table-row>
        <table:table-row table:style-name="ro1">
          <table:table-cell office:value-type="date" office:date-value="2021-12-31" calcext:value-type="date">
            <text:p>31/12/21</text:p>
          </table:table-cell>
          <table:table-cell office:value-type="float" office:value="1238.36" calcext:value-type="float">
            <text:p>1238.36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float" office:value="1260.4" calcext:value-type="float">
            <text:p>1260.4</text:p>
          </table:table-cell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float" office:value="1268.04" calcext:value-type="float">
            <text:p>1268.04</text:p>
          </table:table-cell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float" office:value="1296.53" calcext:value-type="float">
            <text:p>1296.53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float" office:value="1278.66" calcext:value-type="float">
            <text:p>1278.66</text:p>
          </table:table-cell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float" office:value="1266.33" calcext:value-type="float">
            <text:p>1266.33</text:p>
          </table:table-cell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float" office:value="1277.62" calcext:value-type="float">
            <text:p>1277.62</text:p>
          </table:table-cell>
        </table:table-row>
        <table:table-row table:style-name="ro1">
          <table:table-cell office:value-type="date" office:date-value="2022-01-11" calcext:value-type="date">
            <text:p>11/01/22</text:p>
          </table:table-cell>
          <table:table-cell office:value-type="float" office:value="1264.46" calcext:value-type="float">
            <text:p>1264.46</text:p>
          </table:table-cell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float" office:value="1256.57" calcext:value-type="float">
            <text:p>1256.57</text:p>
          </table:table-cell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float" office:value="1276.19" calcext:value-type="float">
            <text:p>1276.19</text:p>
          </table:table-cell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float" office:value="1268.4" calcext:value-type="float">
            <text:p>1268.4</text:p>
          </table:table-cell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float" office:value="1271.66" calcext:value-type="float">
            <text:p>1271.66</text:p>
          </table:table-cell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float" office:value="1276.65" calcext:value-type="float">
            <text:p>1276.65</text:p>
          </table:table-cell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float" office:value="1289.24" calcext:value-type="float">
            <text:p>1289.24</text:p>
          </table:table-cell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float" office:value="1314.7" calcext:value-type="float">
            <text:p>1314.7</text:p>
          </table:table-cell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/>
        </table:table-row>
        <table:table-row table:style-name="ro1">
          <table:table-cell office:value-type="date" office:date-value="2022-01-24" calcext:value-type="date">
            <text:p>24/01/22</text:p>
          </table:table-cell>
          <table:table-cell office:value-type="float" office:value="1298.16" calcext:value-type="float">
            <text:p>1298.16</text:p>
          </table:table-cell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float" office:value="1301.67" calcext:value-type="float">
            <text:p>1301.67</text:p>
          </table:table-cell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float" office:value="1313.61" calcext:value-type="float">
            <text:p>1313.61</text:p>
          </table:table-cell>
        </table:table-row>
        <table:table-row table:style-name="ro1">
          <table:table-cell office:value-type="date" office:date-value="2022-01-27" calcext:value-type="date">
            <text:p>27/01/22</text:p>
          </table:table-cell>
          <table:table-cell office:value-type="float" office:value="1337.22" calcext:value-type="float">
            <text:p>1337.22</text:p>
          </table:table-cell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float" office:value="1384.96" calcext:value-type="float">
            <text:p>1384.96</text:p>
          </table:table-cell>
        </table:table-row>
        <table:table-row table:style-name="ro1">
          <table:table-cell office:value-type="date" office:date-value="2022-01-29" calcext:value-type="date">
            <text:p>29/01/22</text:p>
          </table:table-cell>
          <table:table-cell office:value-type="float" office:value="1337.22" calcext:value-type="float">
            <text:p>1337.22</text:p>
          </table:table-cell>
        </table:table-row>
        <table:table-row table:style-name="ro1">
          <table:table-cell office:value-type="date" office:date-value="2022-01-30" calcext:value-type="date">
            <text:p>30/01/22</text:p>
          </table:table-cell>
          <table:table-cell office:value-type="float" office:value="1384.96" calcext:value-type="float">
            <text:p>1384.96</text:p>
          </table:table-cell>
        </table:table-row>
        <table:table-row table:style-name="ro1">
          <table:table-cell office:value-type="date" office:date-value="2022-01-31" calcext:value-type="date">
            <text:p>31/01/22</text:p>
          </table:table-cell>
          <table:table-cell office:value-type="float" office:value="1382.15" calcext:value-type="float">
            <text:p>1382.15</text:p>
          </table:table-cell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/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float" office:value="1365.84" calcext:value-type="float">
            <text:p>1365.84</text:p>
          </table:table-cell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float" office:value="1382.7" calcext:value-type="float">
            <text:p>1382.7</text:p>
          </table:table-cell>
        </table:table-row>
        <table:table-row table:style-name="ro1">
          <table:table-cell office:value-type="date" office:date-value="2022-02-05" calcext:value-type="date">
            <text:p>05/02/22</text:p>
          </table:table-cell>
          <table:table-cell/>
        </table:table-row>
        <table:table-row table:style-name="ro1">
          <table:table-cell office:value-type="date" office:date-value="2022-02-06" calcext:value-type="date">
            <text:p>06/02/22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float" office:value="1350.44" calcext:value-type="float">
            <text:p>1350.44</text:p>
          </table:table-cell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float" office:value="1330.05" calcext:value-type="float">
            <text:p>1330.05</text:p>
          </table:table-cell>
        </table:table-row>
        <table:table-row table:style-name="ro1">
          <table:table-cell office:value-type="date" office:date-value="2022-02-09" calcext:value-type="date">
            <text:p>09/02/22</text:p>
          </table:table-cell>
          <table:table-cell office:value-type="float" office:value="1377.6" calcext:value-type="float">
            <text:p>1377.6</text:p>
          </table:table-cell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float" office:value="1372.06" calcext:value-type="float">
            <text:p>1372.06</text:p>
          </table:table-cell>
        </table:table-row>
        <table:table-row table:style-name="ro1">
          <table:table-cell office:value-type="date" office:date-value="2022-02-11" calcext:value-type="date">
            <text:p>11/02/22</text:p>
          </table:table-cell>
          <table:table-cell office:value-type="float" office:value="1384.41" calcext:value-type="float">
            <text:p>1384.41</text:p>
          </table:table-cell>
        </table:table-row>
        <table:table-row table:style-name="ro1">
          <table:table-cell office:value-type="date" office:date-value="2022-02-12" calcext:value-type="date">
            <text:p>12/02/22</text:p>
          </table:table-cell>
          <table:table-cell/>
        </table:table-row>
        <table:table-row table:style-name="ro1">
          <table:table-cell office:value-type="date" office:date-value="2022-02-13" calcext:value-type="date">
            <text:p>13/02/22</text:p>
          </table:table-cell>
          <table:table-cell/>
        </table:table-row>
        <table:table-row table:style-name="ro1">
          <table:table-cell office:value-type="date" office:date-value="2022-02-14" calcext:value-type="date">
            <text:p>14/02/22</text:p>
          </table:table-cell>
          <table:table-cell office:value-type="float" office:value="1416.3" calcext:value-type="float">
            <text:p>1416.3</text:p>
          </table:table-cell>
        </table:table-row>
        <table:table-row table:style-name="ro1">
          <table:table-cell office:value-type="date" office:date-value="2022-02-15" calcext:value-type="date">
            <text:p>15/02/2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date" office:date-value="2022-02-16" calcext:value-type="date">
            <text:p>16/02/22</text:p>
          </table:table-cell>
          <table:table-cell office:value-type="float" office:value="1392.97" calcext:value-type="float">
            <text:p>1392.97</text:p>
          </table:table-cell>
        </table:table-row>
        <table:table-row table:style-name="ro1">
          <table:table-cell office:value-type="date" office:date-value="2022-02-17" calcext:value-type="date">
            <text:p>17/02/22</text:p>
          </table:table-cell>
          <table:table-cell office:value-type="float" office:value="1424.96" calcext:value-type="float">
            <text:p>1424.96</text:p>
          </table:table-cell>
        </table:table-row>
        <table:table-row table:style-name="ro1">
          <table:table-cell office:value-type="date" office:date-value="2022-02-18" calcext:value-type="date">
            <text:p>18/02/22</text:p>
          </table:table-cell>
          <table:table-cell office:value-type="float" office:value="1435.26" calcext:value-type="float">
            <text:p>1435.26</text:p>
          </table:table-cell>
        </table:table-row>
        <table:table-row table:style-name="ro1">
          <table:table-cell office:value-type="date" office:date-value="2022-02-19" calcext:value-type="date">
            <text:p>19/02/22</text:p>
          </table:table-cell>
          <table:table-cell/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/>
        </table:table-row>
        <table:table-row table:style-name="ro1">
          <table:table-cell office:value-type="date" office:date-value="2022-02-21" calcext:value-type="date">
            <text:p>21/02/22</text:p>
          </table:table-cell>
          <table:table-cell office:value-type="float" office:value="1477.93" calcext:value-type="float">
            <text:p>1477.93</text:p>
          </table:table-cell>
        </table:table-row>
        <table:table-row table:style-name="ro1">
          <table:table-cell office:value-type="date" office:date-value="2022-02-22" calcext:value-type="date">
            <text:p>22/02/22</text:p>
          </table:table-cell>
          <table:table-cell office:value-type="float" office:value="1518.1" calcext:value-type="float">
            <text:p>1518.1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float" office:value="1554.41" calcext:value-type="float">
            <text:p>1554.41</text:p>
          </table:table-cell>
        </table:table-row>
        <table:table-row table:style-name="ro1">
          <table:table-cell office:value-type="date" office:date-value="2022-02-24" calcext:value-type="date">
            <text:p>24/02/22</text:p>
          </table:table-cell>
          <table:table-cell office:value-type="float" office:value="1686.98" calcext:value-type="float">
            <text:p>1686.98</text:p>
          </table:table-cell>
        </table:table-row>
        <table:table-row table:style-name="ro1">
          <table:table-cell office:value-type="date" office:date-value="2022-02-25" calcext:value-type="date">
            <text:p>25/02/22</text:p>
          </table:table-cell>
          <table:table-cell/>
        </table:table-row>
        <table:table-row table:style-name="ro1">
          <table:table-cell office:value-type="date" office:date-value="2022-02-26" calcext:value-type="date">
            <text:p>26/02/22</text:p>
          </table:table-cell>
          <table:table-cell/>
        </table:table-row>
        <table:table-row table:style-name="ro1">
          <table:table-cell office:value-type="date" office:date-value="2022-02-27" calcext:value-type="date">
            <text:p>27/02/22</text:p>
          </table:table-cell>
          <table:table-cell office:value-type="float" office:value="1599.52" calcext:value-type="float">
            <text:p>1599.52</text:p>
          </table:table-cell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float" office:value="1774.68" calcext:value-type="float">
            <text:p>1774.68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float" office:value="1946.82" calcext:value-type="float">
            <text:p>1946.82</text:p>
          </table:table-cell>
        </table:table-row>
        <table:table-row table:style-name="ro1">
          <table:table-cell office:value-type="date" office:date-value="2022-03-02" calcext:value-type="date">
            <text:p>02/03/22</text:p>
          </table:table-cell>
          <table:table-cell office:value-type="float" office:value="1864.14" calcext:value-type="float">
            <text:p>1864.14</text:p>
          </table:table-cell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1779.53" calcext:value-type="float">
            <text:p>1779.53</text:p>
          </table:table-cell>
        </table:table-row>
        <table:table-row table:style-name="ro1">
          <table:table-cell office:value-type="date" office:date-value="2022-03-04" calcext:value-type="date">
            <text:p>04/03/22</text:p>
          </table:table-cell>
          <table:table-cell/>
        </table:table-row>
        <table:table-row table:style-name="ro1">
          <table:table-cell office:value-type="date" office:date-value="2022-03-05" calcext:value-type="date">
            <text:p>05/03/22</text:p>
          </table:table-cell>
          <table:table-cell/>
        </table:table-row>
        <table:table-row table:style-name="ro1">
          <table:table-cell office:value-type="date" office:date-value="2022-03-06" calcext:value-type="date">
            <text:p>06/03/22</text:p>
          </table:table-cell>
          <table:table-cell office:value-type="float" office:value="1622.79" calcext:value-type="float">
            <text:p>1622.79</text:p>
          </table:table-cell>
        </table:table-row>
        <table:table-row table:style-name="ro1">
          <table:table-cell office:value-type="date" office:date-value="2022-03-07" calcext:value-type="date">
            <text:p>07/03/22</text:p>
          </table:table-cell>
          <table:table-cell office:value-type="float" office:value="1729.71" calcext:value-type="float">
            <text:p>1729.71</text:p>
          </table:table-cell>
        </table:table-row>
        <table:table-row table:style-name="ro1">
          <table:table-cell office:value-type="date" office:date-value="2022-03-08" calcext:value-type="date">
            <text:p>08/03/22</text:p>
          </table:table-cell>
          <table:table-cell office:value-type="float" office:value="1674.36" calcext:value-type="float">
            <text:p>1674.36</text:p>
          </table:table-cell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float" office:value="1820.16" calcext:value-type="float">
            <text:p>1820.16</text:p>
          </table:table-cell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float" office:value="1834.03" calcext:value-type="float">
            <text:p>1834.03</text:p>
          </table:table-cell>
        </table:table-row>
        <table:table-row table:style-name="ro1">
          <table:table-cell office:value-type="date" office:date-value="2022-03-11" calcext:value-type="date">
            <text:p>11/03/22</text:p>
          </table:table-cell>
          <table:table-cell office:value-type="float" office:value="1755.87" calcext:value-type="float">
            <text:p>1755.87</text:p>
          </table:table-cell>
        </table:table-row>
        <table:table-row table:style-name="ro1">
          <table:table-cell office:value-type="date" office:date-value="2022-03-12" calcext:value-type="date">
            <text:p>12/03/22</text:p>
          </table:table-cell>
          <table:table-cell/>
        </table:table-row>
        <table:table-row table:style-name="ro1">
          <table:table-cell office:value-type="date" office:date-value="2022-03-13" calcext:value-type="date">
            <text:p>13/03/22</text:p>
          </table:table-cell>
          <table:table-cell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float" office:value="1661.36" calcext:value-type="float">
            <text:p>1661.36</text:p>
          </table:table-cell>
        </table:table-row>
        <table:table-row table:style-name="ro1">
          <table:table-cell office:value-type="date" office:date-value="2022-03-15" calcext:value-type="date">
            <text:p>15/03/22</text:p>
          </table:table-cell>
          <table:table-cell office:value-type="float" office:value="1730.45" calcext:value-type="float">
            <text:p>1730.45</text:p>
          </table:table-cell>
        </table:table-row>
        <table:table-row table:style-name="ro1">
          <table:table-cell office:value-type="date" office:date-value="2022-03-16" calcext:value-type="date">
            <text:p>16/03/22</text:p>
          </table:table-cell>
          <table:table-cell office:value-type="float" office:value="1643.79" calcext:value-type="float">
            <text:p>1643.79</text:p>
          </table:table-cell>
        </table:table-row>
        <table:table-row table:style-name="ro1">
          <table:table-cell office:value-type="date" office:date-value="2022-03-17" calcext:value-type="date">
            <text:p>17/03/22</text:p>
          </table:table-cell>
          <table:table-cell office:value-type="float" office:value="1561.91" calcext:value-type="float">
            <text:p>1561.91</text:p>
          </table:table-cell>
        </table:table-row>
        <table:table-row table:style-name="ro1">
          <table:table-cell office:value-type="date" office:date-value="2022-03-18" calcext:value-type="date">
            <text:p>18/03/22</text:p>
          </table:table-cell>
          <table:table-cell office:value-type="float" office:value="1458.62" calcext:value-type="float">
            <text:p>1458.62</text:p>
          </table:table-cell>
        </table:table-row>
        <table:table-row table:style-name="ro1">
          <table:table-cell office:value-type="date" office:date-value="2022-03-19" calcext:value-type="date">
            <text:p>19/03/22</text:p>
          </table:table-cell>
          <table:table-cell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float" office:value="1486.33" calcext:value-type="float">
            <text:p>1486.33</text:p>
          </table:table-cell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float" office:value="1534.69" calcext:value-type="float">
            <text:p>1534.69</text:p>
          </table:table-cell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float" office:value="1587.12" calcext:value-type="float">
            <text:p>1587.12</text:p>
          </table:table-cell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float" office:value="1541.3" calcext:value-type="float">
            <text:p>1541.3</text:p>
          </table:table-cell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float" office:value="1571.31" calcext:value-type="float">
            <text:p>1571.31</text:p>
          </table:table-cell>
        </table:table-row>
        <table:table-row table:style-name="ro1">
          <table:table-cell office:value-type="date" office:date-value="2022-03-26" calcext:value-type="date">
            <text:p>26/03/22</text:p>
          </table:table-cell>
          <table:table-cell/>
        </table:table-row>
        <table:table-row table:style-name="ro1">
          <table:table-cell office:value-type="date" office:date-value="2022-03-27" calcext:value-type="date">
            <text:p>27/03/22</text:p>
          </table:table-cell>
          <table:table-cell/>
        </table:table-row>
        <table:table-row table:style-name="ro1">
          <table:table-cell office:value-type="date" office:date-value="2022-03-28" calcext:value-type="date">
            <text:p>28/03/22</text:p>
          </table:table-cell>
          <table:table-cell office:value-type="float" office:value="1573.75" calcext:value-type="float">
            <text:p>1573.75</text:p>
          </table:table-cell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date" office:date-value="2022-03-30" calcext:value-type="date">
            <text:p>30/03/22</text:p>
          </table:table-cell>
          <table:table-cell office:value-type="float" office:value="1519.13" calcext:value-type="float">
            <text:p>1519.13</text:p>
          </table:table-cell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float" office:value="1511.22" calcext:value-type="float">
            <text:p>1511.22</text:p>
          </table:table-cell>
        </table:table-row>
        <table:table-row table:style-name="ro1">
          <table:table-cell office:value-type="date" office:date-value="2022-04-01" calcext:value-type="date">
            <text:p>01/04/22</text:p>
          </table:table-cell>
          <table:table-cell/>
        </table:table-row>
        <table:table-row table:style-name="ro1">
          <table:table-cell office:value-type="date" office:date-value="2022-04-02" calcext:value-type="date">
            <text:p>02/04/22</text:p>
          </table:table-cell>
          <table:table-cell/>
        </table:table-row>
        <table:table-row table:style-name="ro1">
          <table:table-cell office:value-type="date" office:date-value="2022-04-03" calcext:value-type="date">
            <text:p>03/04/22</text:p>
          </table:table-cell>
          <table:table-cell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1509.66" calcext:value-type="float">
            <text:p>1509.66</text:p>
          </table:table-cell>
        </table:table-row>
        <table:table-row table:style-name="ro1">
          <table:table-cell office:value-type="date" office:date-value="2022-04-05" calcext:value-type="date">
            <text:p>05/04/22</text:p>
          </table:table-cell>
          <table:table-cell office:value-type="float" office:value="1565.12" calcext:value-type="float">
            <text:p>1565.12</text:p>
          </table:table-cell>
        </table:table-row>
        <table:table-row table:style-name="ro1">
          <table:table-cell office:value-type="date" office:date-value="2022-04-06" calcext:value-type="date">
            <text:p>06/04/22</text:p>
          </table:table-cell>
          <table:table-cell office:value-type="float" office:value="1581.02" calcext:value-type="float">
            <text:p>1581.02</text:p>
          </table:table-cell>
        </table:table-row>
        <table:table-row table:style-name="ro1">
          <table:table-cell office:value-type="date" office:date-value="2022-04-07" calcext:value-type="date">
            <text:p>07/04/22</text:p>
          </table:table-cell>
          <table:table-cell office:value-type="float" office:value="1566.98" calcext:value-type="float">
            <text:p>1566.98</text:p>
          </table:table-cell>
        </table:table-row>
        <table:table-row table:style-name="ro1">
          <table:table-cell office:value-type="date" office:date-value="2022-04-08" calcext:value-type="date">
            <text:p>08/04/22</text:p>
          </table:table-cell>
          <table:table-cell office:value-type="float" office:value="1582.61" calcext:value-type="float">
            <text:p>1582.61</text:p>
          </table:table-cell>
        </table:table-row>
        <table:table-row table:style-name="ro1">
          <table:table-cell office:value-type="date" office:date-value="2022-04-09" calcext:value-type="date">
            <text:p>09/04/22</text:p>
          </table:table-cell>
          <table:table-cell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float" office:value="1599.1" calcext:value-type="float">
            <text:p>1599.1</text:p>
          </table:table-cell>
        </table:table-row>
        <table:table-row table:style-name="ro1">
          <table:table-cell office:value-type="date" office:date-value="2022-04-12" calcext:value-type="date">
            <text:p>12/04/22</text:p>
          </table:table-cell>
          <table:table-cell office:value-type="float" office:value="1627.69" calcext:value-type="float">
            <text:p>1627.69</text:p>
          </table:table-cell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float" office:value="1615.18" calcext:value-type="float">
            <text:p>1615.18</text:p>
          </table:table-cell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float" office:value="1611.72" calcext:value-type="float">
            <text:p>1611.72</text:p>
          </table:table-cell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float" office:value="1610.2" calcext:value-type="float">
            <text:p>1610.2</text:p>
          </table:table-cell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float" office:value="1611.94" calcext:value-type="float">
            <text:p>1611.94</text:p>
          </table:table-cell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float" office:value="1583.61" calcext:value-type="float">
            <text:p>1583.61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float" office:value="1586.58" calcext:value-type="float">
            <text:p>1586.58</text:p>
          </table:table-cell>
        </table:table-row>
        <table:table-row table:style-name="ro1">
          <table:table-cell office:value-type="date" office:date-value="2022-04-22" calcext:value-type="date">
            <text:p>22/04/22</text:p>
          </table:table-cell>
          <table:table-cell office:value-type="float" office:value="1588.67" calcext:value-type="float">
            <text:p>1588.67</text:p>
          </table:table-cell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float" office:value="1612.02" calcext:value-type="float">
            <text:p>1612.02</text:p>
          </table:table-cell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float" office:value="1636.76" calcext:value-type="float">
            <text:p>1636.76</text:p>
          </table:table-cell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float" office:value="1779.13" calcext:value-type="float">
            <text:p>1779.13</text:p>
          </table:table-cell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float" office:value="1718.28" calcext:value-type="float">
            <text:p>1718.28</text:p>
          </table:table-cell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float" office:value="1764.79" calcext:value-type="float">
            <text:p>1764.79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4:15:11.2566074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4T15:21:27.046982355</dc:date>
    <meta:editing-duration>PT19M28S</meta:editing-duration>
    <meta:editing-cycles>6</meta:editing-cycles>
    <meta:generator>LibreOffice/7.3.2.2$Linux_X86_64 LibreOffice_project/30$Build-2</meta:generator>
    <meta:document-statistic meta:table-count="1" meta:cell-count="1429" meta:object-count="0"/>
  </office:meta>
</office:document-meta>
</file>